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none" fo:font-weight="normal" officeooo:paragraph-rsid="0001e15d" style:font-size-asian="12pt" style:font-weight-asian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none" fo:font-weight="normal" officeooo:paragraph-rsid="0001e15d" style:font-size-asian="12pt" style:font-weight-asian="normal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none" fo:font-weight="bold" officeooo:paragraph-rsid="0001e15d" style:font-size-asian="12pt" style:font-weight-asian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" fo:font-size="12pt" fo:language="en" fo:country="IN" fo:font-weight="normal" officeooo:paragraph-rsid="0001e15d" style:font-size-asian="12pt" style:font-weight-asian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libri" fo:font-size="16pt" fo:language="en" fo:country="none" fo:font-weight="bold" officeooo:paragraph-rsid="0001e15d" style:font-size-asian="16pt" style:font-weight-asian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libri" fo:font-size="16pt" fo:language="en" fo:country="none" fo:font-weight="bold" officeooo:paragraph-rsid="0001e15d" style:font-size-asian="16pt" style:font-weight-asian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Calibri" fo:font-size="14pt" fo:language="en" fo:country="none" fo:font-weight="bold" officeooo:paragraph-rsid="0001e15d" style:font-size-asian="14pt" style:font-weight-asian="bold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01e15d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WWNum2">
      <style:paragraph-properties fo:margin-left="1.27cm" fo:margin-right="0cm" fo:line-height="100%" fo:text-align="justify" style:justify-single-word="false" fo:text-indent="-0.635cm" style:auto-text-indent="false"/>
      <style:text-properties style:font-name="Calibri" fo:font-size="12pt" fo:language="en" fo:country="none" fo:font-weight="normal" officeooo:paragraph-rsid="0001e15d" style:font-size-asian="12pt" style:font-weight-asian="normal"/>
    </style:style>
    <style:style style:name="P14" style:family="paragraph" style:parent-style-name="Standard" style:list-style-name="WWNum1">
      <style:paragraph-properties fo:margin-left="1.27cm" fo:margin-right="0cm" fo:line-height="100%" fo:text-align="justify" style:justify-single-word="false" fo:text-indent="-0.635cm" style:auto-text-indent="false"/>
      <style:text-properties style:font-name="Calibri" fo:font-size="12pt" fo:language="en" fo:country="none" fo:font-weight="normal" officeooo:paragraph-rsid="0001e15d" style:font-size-asian="12pt" style:font-weight-asian="normal"/>
    </style:style>
    <style:style style:name="T1" style:family="text">
      <style:text-properties style:font-name="Calibri" fo:font-size="12pt" fo:language="en" fo:country="none" fo:font-weight="normal" style:font-size-asian="12pt" style:font-weight-asian="normal"/>
    </style:style>
    <style:style style:name="T2" style:family="text">
      <style:text-properties style:font-name="Calibri" fo:font-size="12pt" fo:language="en" fo:country="none" fo:font-weight="bold" style:font-size-asian="12pt" style:font-weight-asian="bold"/>
    </style:style>
    <style:style style:name="T3" style:family="text">
      <style:text-properties style:font-name="Calibri" fo:font-size="12pt" fo:language="en" fo:country="IN" fo:font-weight="normal" style:font-size-asian="12pt" style:font-weight-asian="normal"/>
    </style:style>
    <style:style style:name="T4" style:family="text">
      <style:text-properties officeooo:rsid="0002e5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 Introduction to Python</text:p>
      <text:p text:style-name="P2"/>
      <text:p text:style-name="P2">Python History:-</text:p>
      <text:p text:style-name="P2">1.<text:tab/>Python was developed in 1991. </text:p>
      <text:p text:style-name="P2">2.<text:tab/>Python was developed by Guido Van Rossum.</text:p>
      <text:p text:style-name="P2">3.<text:tab/>Python was developed at CWI(Centrum Wiskunde &amp; Informatica) in <text:s/>Netherland.</text:p>
      <text:p text:style-name="P2">4.<text:tab/>Python was maintained by PSF(Python Source Foundation).</text:p>
      <text:p text:style-name="P2">5.<text:tab/>First version of Python was 0.9.0.</text:p>
      <text:p text:style-name="P2">6.<text:tab/>Python is influenced by ABC language and Modula-3</text:p>
      <text:p text:style-name="P2">7.<text:tab/>Name Python comes from "monty python flying circus" tv show on bbc.</text:p>
      <text:p text:style-name="P2"/>
      <text:p text:style-name="P2">Organizations using Python:-</text:p>
      <text:p text:style-name="P2">1.<text:tab/>Google</text:p>
      <text:p text:style-name="P2">2.<text:tab/>Yahoo</text:p>
      <text:p text:style-name="P2">3.<text:tab/>YouTube</text:p>
      <text:p text:style-name="P2">4.<text:tab/>Mozilla</text:p>
      <text:p text:style-name="P2">5.<text:tab/>Dropbox</text:p>
      <text:p text:style-name="P2">6.<text:tab/>Microsoft</text:p>
      <text:p text:style-name="P2">7.<text:tab/>Cisco</text:p>
      <text:p text:style-name="P2">8.<text:tab/>Spotify</text:p>
      <text:p text:style-name="P2">9.<text:tab/>Quora</text:p>
      <text:p text:style-name="P2"/>
      <text:p text:style-name="P2">Python Version List:-</text:p>
      <text:p text:style-name="P2">⦁<text:tab/>Python 0.9.0<text:tab/><text:tab/>January 1991</text:p>
      <text:p text:style-name="P2">⦁<text:tab/>Python 1.0<text:tab/><text:tab/>January 1994</text:p>
      <text:p text:style-name="P2">⦁<text:tab/>Python 1.5<text:tab/><text:tab/>December 31, 1997</text:p>
      <text:p text:style-name="P2">⦁<text:tab/>Python 1.6<text:tab/><text:tab/>September 5, 2000</text:p>
      <text:p text:style-name="P2">⦁<text:tab/>Python 2.0<text:tab/><text:tab/>October 16, 2000</text:p>
      <text:p text:style-name="P2">⦁<text:tab/>Python 2.1<text:tab/><text:tab/>April 17, 2001</text:p>
      <text:p text:style-name="P2">⦁<text:tab/>Python 2.2<text:tab/><text:tab/>December 21, 2001</text:p>
      <text:p text:style-name="P2">⦁<text:tab/>Python 2.3<text:tab/><text:tab/>July 29, 2003</text:p>
      <text:p text:style-name="P2">⦁<text:tab/>Python 2.4<text:tab/><text:tab/>November 30, 2004</text:p>
      <text:p text:style-name="P2">⦁<text:tab/>Python 2.5<text:tab/><text:tab/>September 19, 2006</text:p>
      <text:p text:style-name="P2">⦁<text:tab/>Python 2.6<text:tab/><text:tab/>October 1, 2008</text:p>
      <text:p text:style-name="P2">⦁<text:tab/>Python 2.7<text:tab/><text:tab/>July 3, 2010</text:p>
      <text:p text:style-name="P2">⦁<text:tab/>Python 3.0<text:tab/><text:tab/>December 3, 2008</text:p>
      <text:p text:style-name="P2">⦁<text:tab/>Python 3.1<text:tab/><text:tab/>June 27, 2009</text:p>
      <text:p text:style-name="P2">⦁<text:tab/>Python 3.2<text:tab/><text:tab/>February 20, 2011</text:p>
      <text:p text:style-name="P2">⦁<text:tab/>Python 3.3<text:tab/><text:tab/>September 29, 2012</text:p>
      <text:p text:style-name="P2">⦁<text:tab/>Python 3.4<text:tab/><text:tab/>March 16, 2014</text:p>
      <text:p text:style-name="P2">⦁<text:tab/>Python 3.5<text:tab/><text:tab/>September 13, 2015</text:p>
      <text:p text:style-name="P2">⦁<text:tab/>Python 3.6<text:tab/><text:tab/>December 23, 2016</text:p>
      <text:p text:style-name="P2">⦁<text:tab/>Python 3.7<text:tab/><text:tab/>June 27, 2018</text:p>
      <text:p text:style-name="P2"><text:soft-page-break/>⦁<text:tab/>Python 3.8.1<text:tab/><text:tab/>Dec 18, 2019</text:p>
      <text:p text:style-name="P2">⦁<text:tab/>Python 3.9<text:tab/><text:tab/>Oct 6, 2020</text:p>
      <text:p text:style-name="P2"/>
      <text:p text:style-name="P2">Version Explaination:-</text:p>
      <text:p text:style-name="P2"><text:tab/>3.<text:tab/>8.<text:tab/>1</text:p>
      <text:p text:style-name="P2"><text:tab/>Major.Minor.Patch</text:p>
      <text:p text:style-name="P2"/>
      <text:p text:style-name="P2">Python IDE:-</text:p>
      <text:p text:style-name="P2">1.<text:tab/>IDLE(Integrated Developent and Learning Environment)</text:p>
      <text:p text:style-name="P2">2.<text:tab/>Jupyter Notebook(Interactive Python)(.ipynb)(c:\users\username)</text:p>
      <text:p text:style-name="P2">3.<text:tab/>spyder</text:p>
      <text:p text:style-name="P2">4.<text:tab/>Pycharm</text:p>
      <text:p text:style-name="P2">5.<text:tab/>VS Code</text:p>
      <text:p text:style-name="P2"/>
      <text:p text:style-name="P2">Type of Installation:-</text:p>
      <text:p text:style-name="P2">1.<text:tab/>CPython:-</text:p>
      <text:p text:style-name="P2">It contains Interpreter, IDLE, PIP.</text:p>
      <text:p text:style-name="P2">2.<text:tab/>Anaconda Python:-</text:p>
      <text:p text:style-name="P2"><text:tab/>It contains NumPy, SciPy, Panda etc.</text:p>
      <text:p text:style-name="P2"/>
      <text:p text:style-name="P2">How to Install Python:-</text:p>
      <text:p text:style-name="P2">1.<text:tab/>Visit the link https://www.python.org/ to download the latest release of <text:tab/>Python. </text:p>
      <text:p text:style-name="P2">2.<text:tab/>Click on Download then click on windows then click on download windows <text:tab/>x86-64 executable installer.</text:p>
      <text:p text:style-name="P2">3.<text:tab/>Double-click the executable file which is downloaded</text:p>
      <text:p text:style-name="P2">4.<text:tab/>Click on add python to environment variable or we can also set the python <text:tab/>path later.</text:p>
      <text:p text:style-name="P2"/>
      <text:p text:style-name="P2">How to install python editors:-</text:p>
      <text:p text:style-name="P2">⦁<text:tab/>Open Command Prompt by typing cmd</text:p>
      <text:p text:style-name="P2">⦁<text:tab/>Type the following commands one by one.</text:p>
      <text:p text:style-name="P2"><text:tab/>pip install jupyter</text:p>
      <text:p text:style-name="P2"><text:tab/>pip install notebook</text:p>
      <text:p text:style-name="P2"><text:tab/>pip3 install spyder</text:p>
      <text:p text:style-name="P2"><text:tab/>pip install --upgrade pip<text:tab/></text:p>
      <text:p text:style-name="P2">⦁<text:tab/>To install pycharm we have to download it seperately and then install.</text:p>
      <text:p text:style-name="P2"><text:tab/></text:p>
      <text:p text:style-name="P2">Python Environment Set-up:- </text:p>
      <text:p text:style-name="P2"><text:tab/>To set the path of python, Open MyComputer Goto "c:\users\kamal bhatia" Click on view menu then click on hidden items then open AppData then copy the path of python from "C:\Users\kamal bhatia\AppData\Local\Programs\Python\Python37". we need to the right click <text:tab/>on my computer then go to properties then advanced settings then environment variable then click on path variable in system <text:soft-page-break/>variables then edit <text:tab/>and then paste the path to the last and also add one more path "C:\Users<text:tab/>\kamal bhatia\AppData\Local\Programs\Python\Python37\Scripts\"</text:p>
      <text:p text:style-name="P2"/>
      <text:p text:style-name="P2">How to check python version:-</text:p>
      <text:p text:style-name="P2"><text:tab/>Type "python --version" in cmd.</text:p>
      <text:p text:style-name="P2"/>
      <text:p text:style-name="P2">How to start editors:-</text:p>
      <text:p text:style-name="P2">⦁<text:tab/>start menu -&gt; type IDLE</text:p>
      <text:p text:style-name="P2">⦁<text:tab/>cmd type "jupyter notebook"</text:p>
      <text:p text:style-name="P2">⦁<text:tab/>cmd type "spyder3"</text:p>
      <text:p text:style-name="P2">⦁<text:tab/>Double click on the pycharm icon on desktop</text:p>
      <text:p text:style-name="P2"/>
      <text:p text:style-name="P2">Modes of working in IDLE:-</text:p>
      <text:p text:style-name="P2">⦁<text:tab/>Interactive mode/Immediate Mode(To test individual statements one by one)</text:p>
      <text:p text:style-name="P2">⦁<text:tab/>Script mode(To write and run complete program)</text:p>
      <text:p text:style-name="P2"/>
      <text:p text:style-name="P2">Python shell:-<text:tab/></text:p>
      <text:p text:style-name="P2"><text:tab/>we can start python shell by typing python command on cmd. in shell we can test our statements one by one. </text:p>
      <text:p text:style-name="P2"/>
      <text:p text:style-name="P2">Run from CMD:-</text:p>
      <text:p text:style-name="P2"><text:tab/>We can also run python program from cmd.</text:p>
      <text:p text:style-name="P2"/>
      <text:p text:style-name="P2">First Python Hello world program:-</text:p>
      <text:p text:style-name="P2"><text:tab/>print("Hello World")</text:p>
      <text:p text:style-name="P2"/>
      <text:p text:style-name="P2">How to import one python program into another program:-</text:p>
      <text:p text:style-name="P2"><text:tab/>using import keyword we can copy a program into another program.</text:p>
      <text:p text:style-name="P2"><text:tab/></text:p>
      <text:p text:style-name="P2"><text:tab/>first.py</text:p>
      <text:p text:style-name="P2"><text:tab/>print("Hello World")</text:p>
      <text:p text:style-name="P2"/>
      <text:p text:style-name="P2"><text:tab/>second.py</text:p>
      <text:p text:style-name="P2"><text:tab/>import first</text:p>
      <text:p text:style-name="P2"><text:tab/>print("Matrix")</text:p>
      <text:p text:style-name="P2"/>
      <text:p text:style-name="P2">Python Syntax:-</text:p>
      <text:p text:style-name="P2">⦁<text:tab/>Python files are saved with .py extension but extension is not compulsory. Only in import it is compulsory. </text:p>
      <text:p text:style-name="P2">⦁<text:tab/>Python uses new lines to complete a command, as opposed to other programming languages which often use semicolons or parentheses.</text:p>
      <text:p text:style-name="P2">⦁<text:tab/>Python relies on indentation, using whitespace, to define scope; such as the scope of loops, functions and classes. Other programming languages often use curly-brackets for this purpose.</text:p>
      <text:p text:style-name="P2"><text:soft-page-break/>⦁<text:tab/>Unlike other programming languages, Python has no command for declaring a variable. A variable is created the moment you first assign a value to it.</text:p>
      <text:p text:style-name="P2"/>
      <text:p text:style-name="P2">Comments:-</text:p>
      <text:p text:style-name="P2">⦁<text:tab/>Full line comment:-<text:tab/>When line starts with #</text:p>
      <text:p text:style-name="P2">⦁<text:tab/>inline comment:-<text:tab/>When comment start in the middle of a line</text:p>
      <text:p text:style-name="P2">⦁<text:tab/>Multi line comment:- We use triple quotes.</text:p>
      <text:p text:style-name="P2"/>
      <text:p text:style-name="P2">Python Features:-</text:p>
      <text:p text:style-name="P2">1.<text:tab/>High level language not a low language:-</text:p>
      <text:p text:style-name="P2"><text:tab/>(High level means Human readable)</text:p>
      <text:p text:style-name="P2"><text:tab/>(Low Level means machine readable)</text:p>
      <text:p text:style-name="P2">2.<text:tab/>OOPS:-</text:p>
      <text:p text:style-name="P2"><text:tab/>Python is an object-oriented programming language(Not a pure OOPS).</text:p>
      <text:p text:style-name="P2"><text:tab/>(class,object,inheritance,polymorphism)</text:p>
      <text:p text:style-name="P2">3.<text:tab/>Multiple programming pattern:-</text:p>
      <text:p text:style-name="P2"><text:tab/>Python supports multiple programming pattern, including object oriented <text:tab/>programming, procedural, structured and functional programming (global <text:tab/>functions).</text:p>
      <text:p text:style-name="P2">4.<text:tab/>Compiled and Interpreted language:-</text:p>
      <text:p text:style-name="P2"><text:tab/>Python programs are compiled first to bytecode and saved in .pyc files and <text:tab/>then interpreted by pvm(python virtual matchine). It create bytecode in <text:tab/>memory and then after execution it will erase byte code.</text:p>
      <text:p text:style-name="P2"><text:tab/><text:tab/><text:tab/>python -m py_compile sum.py it will create .pyc file. </text:p>
      <text:p text:style-name="P2">5. <text:tab/>Dynamic programming language:-</text:p>
      <text:p text:style-name="P2"><text:tab/>Python is a dynamic programming language. (a=5 or a=1000000000 a will get <text:tab/>memory 2/4 bytes according to the size required by the value)</text:p>
      <text:p text:style-name="P2">6. <text:tab/>Dynamic typed:-</text:p>
      <text:p text:style-name="P2"><text:tab/>Python is a dynamic typed programming language. (a=5 <text:s/>now a="matrix")</text:p>
      <text:p text:style-name="P2">7. <text:tab/>Multipurpose:-</text:p>
      <text:p text:style-name="P2"><text:tab/>Python is a multipurpose programming language.(ML, Data science(NASA, <text:tab/>ISRO) ,AI,GUI,ERP,Web Application,Robotics)</text:p>
      <text:p text:style-name="P2">8.<text:tab/>Easy and powerful:- </text:p>
      <text:p text:style-name="P2"><text:tab/>Python is easy to learn yet powerful (Hello world program compared with java)</text:p>
      <text:p text:style-name="P2">9.<text:tab/>Free and Open source:-</text:p>
      <text:p text:style-name="P2"><text:tab/>Python language is freely available at offical web address. The source-code is <text:tab/>also available. Therefore it is open source.</text:p>
      <text:p text:style-name="P2">10.<text:tab/>Expressive Language:-</text:p>
      <text:p text:style-name="P2"><text:tab/>Python language is more expressive means that it is more understandable and <text:tab/>readable.</text:p>
      <text:p text:style-name="P2">11.<text:tab/>Cross-platform Language:-</text:p>
      <text:p text:style-name="P2"><text:tab/>Python can run equally on different platforms such as Windows, Linux, Unix <text:tab/>and Macintosh etc. So, we can say that Python is a portable language.</text:p>
      <text:p text:style-name="P2">12.<text:tab/>Extensible:-</text:p>
      <text:p text:style-name="P2"><text:soft-page-break/><text:tab/>It means we can design a complete new language using python or we can add <text:tab/>new features in existing language.</text:p>
      <text:p text:style-name="P2">13.<text:tab/>Large Standard Library:-</text:p>
      <text:p text:style-name="P2"><text:tab/>Python has a large and broad library and prvides rich set of module and <text:tab/>functions for rapid application development.</text:p>
      <text:p text:style-name="P2"/>
      <text:p text:style-name="P2">Limitation of Python:-</text:p>
      <text:p text:style-name="P2">⦁<text:tab/>Not the fastest language</text:p>
      <text:p text:style-name="P2">⦁<text:tab/>Not strong on Type binding</text:p>
      <text:p text:style-name="P2">⦁<text:tab/>Not easily convertible</text:p>
      <text:p text:style-name="P2"/>
      <text:p text:style-name="P2">Type Conversion:-</text:p>
      <text:p text:style-name="P2"><text:tab/>int(), float(), str()</text:p>
      <text:p text:style-name="P2"><text:tab/>int("45")<text:tab/>#45 <text:s text:c="3"/></text:p>
      <text:p text:style-name="P2"><text:tab/>int(" <text:s/>45 <text:s/>")<text:tab/>#45</text:p>
      <text:p text:style-name="P2"><text:tab/>float("4.5")<text:tab/>#4.5 <text:s/></text:p>
      <text:p text:style-name="P2"><text:tab/>str(45)<text:tab/><text:tab/>#'45'</text:p>
      <text:p text:style-name="P2"/>
      <text:p text:style-name="P2">Input/Output:-</text:p>
      <text:p text:style-name="P2"><text:tab/>input() and print() are defined in built in module.</text:p>
      <text:p text:style-name="P2"/>
      <text:p text:style-name="P2">Syntax of print function:-</text:p>
      <text:p text:style-name="P2"><text:tab/>print(value(s), sep= ‘ ‘, end = ‘\n’, file=sys.stdout, flush=false)</text:p>
      <text:p text:style-name="P2"><text:tab/>Parameters:</text:p>
      <text:p text:style-name="P2"><text:tab/><text:tab/>value(s): Any value, and as many as you like. Will be converted to string <text:tab/><text:tab/>before printed</text:p>
      <text:p text:style-name="P2"><text:tab/><text:tab/>sep=’separator’: (Optional) Specify how to separate the objects, if there <text:tab/><text:tab/>is more than one.Default :’ ‘</text:p>
      <text:p text:style-name="P2"><text:tab/><text:tab/>end=’end’: (Optional) Specify what to print at the end.Default : ‘\n’</text:p>
      <text:p text:style-name="P2"><text:tab/><text:tab/>file: (Optional) An object with a write method. Default :sys.stdout</text:p>
      <text:p text:style-name="P2"><text:tab/><text:tab/>flush: (Optional) A Boolean, specifying if the output is flushed (True) or <text:tab/><text:tab/>buffered (False). Default: False</text:p>
      <text:p text:style-name="P2"/>
      <text:p text:style-name="P2"><text:tab/>Returns: It returns None</text:p>
      <text:p text:style-name="P2"><text:tab/></text:p>
      <text:p text:style-name="P2"><text:tab/>Examples:-</text:p>
      <text:p text:style-name="P2"><text:tab/><text:tab/>print(5,5.4,"abc")<text:tab/><text:tab/>#by default it change line after print</text:p>
      <text:p text:style-name="P2"><text:tab/><text:tab/>print("Hello", end="") <text:tab/>#will not change line</text:p>
      <text:p text:style-name="P2"><text:tab/><text:tab/>print("A","B","C",sep=",")<text:tab/>#A,B,C</text:p>
      <text:p text:style-name="P2"/>
      <text:p text:style-name="P2">Syntax of input function:-<text:tab/></text:p>
      <text:p text:style-name="P2"><text:tab/>input(prompt=None,/) </text:p>
      <text:p text:style-name="P2"><text:tab/></text:p>
      <text:p text:style-name="P2"><text:tab/>Returns: It always return string</text:p>
      <text:p text:style-name="P2"/>
      <text:p text:style-name="P2"><text:soft-page-break/><text:tab/>/ means all the aguments prior to slash are positional arguments. They are not keyword arguments we can't call input like this.</text:p>
      <text:p text:style-name="P2"><text:tab/>input(prompt="Enter 2 numbers") #error</text:p>
      <text:p text:style-name="P2"/>
      <text:p text:style-name="P2"><text:tab/>Examples:</text:p>
      <text:p text:style-name="P2"><text:tab/>age=int(input('Enter your age:'))</text:p>
      <text:p text:style-name="P2"><text:tab/>per=float(input('Enter your percentage:'))</text:p>
      <text:p text:style-name="P2"><text:tab/>name=input('Enter your name:')</text:p>
      <text:p text:style-name="P2"/>
      <text:p text:style-name="P2">Formatted print:-</text:p>
      <text:p text:style-name="P2"><text:tab/>a=5</text:p>
      <text:p text:style-name="P2"><text:tab/>b=6</text:p>
      <text:p text:style-name="P2"><text:tab/>sum=a+b</text:p>
      <text:p text:style-name="P2"><text:tab/>print(f"Sum of {a} and {b} is {sum}")<text:tab/><text:tab/>#Sum of 5 and 6 is 11</text:p>
      <text:p text:style-name="P2"/>
      <text:p text:style-name="P2">Programs:-</text:p>
      <text:p text:style-name="P2">1.<text:tab/>DAF &amp; WAP to calculate Sum of two numbers.</text:p>
      <text:p text:style-name="P2">2.<text:tab/>DAF &amp; WAP to calculate average of two numbers.</text:p>
      <text:p text:style-name="P2">3.<text:tab/>DAF &amp; WAP to calculate area of Circle</text:p>
      <text:p text:style-name="P2">4.<text:tab/>DAF &amp; WAP to obtain length and breadth of a rectangle and calculate its area.</text:p>
      <text:p text:style-name="P2">5.<text:tab/>DAF &amp; WAP to input a number and print its cube.</text:p>
      <text:p text:style-name="P2">6.<text:tab/>DAF &amp; WAP to input a value in tonnes and covert it into quintals and kg(1 tonne=10 quintals,1 tonne=1000kgs, 1 quintal=100kgs)</text:p>
      <text:p text:style-name="P2">7.<text:tab/>DAF &amp; WAP to calculate BMI=weight in kg/height in metre^2</text:p>
      <text:p text:style-name="P2">8.<text:tab/>DAF &amp; WAP to input a value in KM and convert it in miles(1 km = 0.621371miles)</text:p>
      <text:p text:style-name="P2">9.<text:tab/>DAF &amp; WAP to convert temperature from fahrenheit to celsius.</text:p>
      <text:p text:style-name="P2">10.<text:tab/>DAF &amp; WAP to convert time from Hours,Minutes,Seconds into total seconds(TS=H*3600+m*60+s)</text:p>
      <text:p text:style-name="P2">11.<text:tab/>DAF &amp; WAP to Swap 2 nos. using 3rd variable.</text:p>
      <text:p text:style-name="P2">12.<text:tab/>DAF &amp; WAP to Swap 2 nos. without using 3rd variable.</text:p>
      <text:p text:style-name="P2">13.<text:tab/>DAF &amp; WAP to Swap 3 nos. using 4th variable.</text:p>
      <text:p text:style-name="P2">14.<text:tab/>DAF &amp; WAP to Swap 3 nos. without using 4th variable.</text:p>
      <text:p text:style-name="P2">15.<text:tab/>DAF &amp; WAP to calculate remainder of two numbers.</text:p>
      <text:p text:style-name="P2">16.<text:tab/>DAF &amp; WAP to calculate remainder of two numbers without modulus operator.</text:p>
      <text:p text:style-name="P2">17.<text:tab/>DAF &amp; WAP to calculate sum of digits of a 3 digit no.</text:p>
      <text:p text:style-name="P2">18.<text:tab/>DAF &amp; WAP to convert Total seconds into hours,minutes and seconds.</text:p>
      <text:p text:style-name="P2">19.<text:tab/>DAF &amp; WAP to calulate net salary of employee if hra is 20% of basic, da is 40% of basic, ta is 5% of <text:tab/>basic, pf is 12.5% of basic and tax is 100</text:p>
      <text:p text:style-name="P2">20.<text:tab/>DAF &amp; WAP to print different denominations of a given ruppees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/>
      <text:p text:style-name="P7"/>
      <text:p text:style-name="P7"/>
      <text:p text:style-name="P8">Chapter 2 Toke<text:span text:style-name="T4">n</text:span>s</text:p>
      <text:p text:style-name="P3"/>
      <text:p text:style-name="P3">Tokens are the building blocks of a language. They are the smallest unit in any language. There are 5 tokens in every language.</text:p>
      <text:list xml:id="list4104627445" text:style-name="WWNum2">
        <text:list-item>
          <text:p text:style-name="P13">Keywords(reserve or pre defined words)</text:p>
        </text:list-item>
        <text:list-item>
          <text:p text:style-name="P13">Identifiers(name)</text:p>
        </text:list-item>
        <text:list-item>
          <text:p text:style-name="P13">Literals(Constant value)</text:p>
        </text:list-item>
        <text:list-item>
          <text:p text:style-name="P13">Operators</text:p>
        </text:list-item>
        <text:list-item>
          <text:p text:style-name="P13">Seperators/Punctuators</text:p>
        </text:list-item>
      </text:list>
      <text:p text:style-name="P3"/>
      <text:p text:style-name="P9">Keywords:-</text:p>
      <text:list xml:id="list2719770886" text:style-name="WWNum1">
        <text:list-item>
          <text:p text:style-name="P14">Python Keywords are reserved words which convey a special meaning to the compiler/interpreter. </text:p>
        </text:list-item>
        <text:list-item>
          <text:p text:style-name="P14">These keywords can't be used as variable. Following is the List of Python Keywords.</text:p>
        </text:list-item>
        <text:list-item>
          <text:p text:style-name="P14">There are 35 keywords in python.</text:p>
        </text:list-item>
      </text:list>
      <text:p text:style-name="P5"><text:tab/>True<text:tab/><text:tab/>False<text:tab/><text:tab/>None<text:tab/><text:tab/>and<text:tab/><text:tab/>as<text:tab/><text:tab/>async</text:p>
      <text:p text:style-name="P5"><text:tab/>assert<text:tab/><text:tab/>def<text:tab/><text:tab/>class<text:tab/><text:tab/>continue<text:tab/>break<text:tab/><text:tab/>await</text:p>
      <text:p text:style-name="P5"><text:tab/>else<text:tab/><text:tab/>finally<text:tab/><text:tab/>elif<text:tab/><text:tab/>del<text:tab/><text:tab/>except<text:tab/><text:tab/>with</text:p>
      <text:p text:style-name="P5"><text:tab/>global<text:tab/><text:tab/>for<text:tab/><text:tab/>if<text:tab/><text:tab/>from<text:tab/><text:tab/>import<text:tab/><text:tab/>yield</text:p>
      <text:p text:style-name="P5"><text:tab/>raise<text:tab/><text:tab/>try<text:tab/><text:tab/>or<text:tab/><text:tab/>return<text:tab/><text:tab/>pass<text:tab/><text:tab/>while</text:p>
      <text:p text:style-name="P5"><text:tab/>nonlocal<text:tab/>in<text:tab/><text:tab/>not<text:tab/><text:tab/>is<text:tab/><text:tab/>lambda</text:p>
      <text:p text:style-name="P3"/>
      <text:p text:style-name="P9">To view the list of Python Keywords:-</text:p>
      <text:p text:style-name="P3"><text:tab/>import keyword<text:tab/><text:tab/>#keyword is a module</text:p>
      <text:p text:style-name="P3"><text:tab/>keyword.kwlist<text:tab/><text:tab/>#It is a list</text:p>
      <text:p text:style-name="P3"><text:tab/>len(keyword.kwlist)<text:tab/><text:tab/>#35, len is a function from built in module<text:tab/></text:p>
      <text:p text:style-name="P3"><text:tab/>keyword.iskeyword("False")<text:tab/>#True</text:p>
      <text:p text:style-name="P3"/>
      <text:p text:style-name="P9">Identifiers:-</text:p>
      <text:list xml:id="list180559482771934" text:continue-numbering="true" text:style-name="WWNum1">
        <text:list-item>
          <text:p text:style-name="P14">Names which are used to refer an object </text:p>
        </text:list-item>
        <text:list-item>
          <text:p text:style-name="P14">like in a=5 a is refering to object 5</text:p>
        </text:list-item>
        <text:list-item>
          <text:p text:style-name="P14">after a=6, now a will store reference of another object at some other location and object 5</text:p>
        </text:list-item>
        <text:list-item>
          <text:p text:style-name="P14">will be erased.</text:p>
        </text:list-item>
        <text:list-item>
          <text:p text:style-name="P14">In C identifiers are the fixed memory locations in which values are saved but in python <text:tab/></text:p>
        </text:list-item>
      </text:list>
      <text:p text:style-name="P3"><text:tab/>identifiers store the reference of an object after some time it can store reference of some <text:tab/>another object.</text:p>
      <text:p text:style-name="P3"/>
      <text:p text:style-name="P9">id() function:-</text:p>
      <text:p text:style-name="P3"><text:soft-page-break/><text:tab/>to see the address/id of an object we use id() built in function.</text:p>
      <text:p text:style-name="P5"/>
      <text:p text:style-name="P5">Example:-</text:p>
      <text:p text:style-name="P3"><text:tab/>a=6</text:p>
      <text:p text:style-name="P3"><text:tab/>b=a<text:tab/><text:tab/><text:tab/>#Now both a and b are refering to same object.</text:p>
      <text:p text:style-name="P3"><text:tab/>print(id(a))</text:p>
      <text:p text:style-name="P3"><text:tab/>print(id(b))</text:p>
      <text:p text:style-name="P3"/>
      <text:p text:style-name="P5">Garbage collector:-</text:p>
      <text:list xml:id="list180559246226339" text:continue-numbering="true" text:style-name="WWNum1">
        <text:list-item>
          <text:p text:style-name="P14">Objects that are of no use will be erased by garbage collector automatically.</text:p>
        </text:list-item>
        <text:list-item>
          <text:p text:style-name="P14">If an object has two reference and we remove one reference then it will not be erased.</text:p>
        </text:list-item>
      </text:list>
      <text:p text:style-name="P3"><text:tab/>a=501</text:p>
      <text:p text:style-name="P3"><text:tab/>b=a<text:tab/><text:tab/><text:tab/>#reference copy not value id(a) is same as id(b)</text:p>
      <text:p text:style-name="P3"><text:tab/>a=None</text:p>
      <text:p text:style-name="P3"><text:tab/>b=None<text:tab/><text:tab/>#Now object 501 will be erased.</text:p>
      <text:p text:style-name="P3"/>
      <text:p text:style-name="P9">Identifier naming rules:-</text:p>
      <text:list xml:id="list180559492002819" text:continue-numbering="true" text:style-name="WWNum1">
        <text:list-item>
          <text:p text:style-name="P14">All the characters except the first character may be an alphabet of lower-case(a-z), upper-case (A-Z), underscore or digit (0-9).</text:p>
        </text:list-item>
        <text:list-item>
          <text:p text:style-name="P14">Identifier name must not contain any dot, white-space, or special character (!, @, #, %, ^, &amp;, *).</text:p>
        </text:list-item>
        <text:list-item>
          <text:p text:style-name="P14">The first character of the variable must be an alphabet or underscore</text:p>
        </text:list-item>
        <text:list-item>
          <text:p text:style-name="P14">Identifier name must not be similar to any keyword defined in the language.</text:p>
        </text:list-item>
        <text:list-item>
          <text:p text:style-name="P14">Identifier names are case sensitive for example myname, and MyName is not the same.</text:p>
        </text:list-item>
      </text:list>
      <text:p text:style-name="P3"/>
      <text:p text:style-name="P10"><text:span text:style-name="T2">Examples of valid identifiers:</text:span><text:span text:style-name="T1"><text:tab/>a123, _n, n_9, etc.</text:span></text:p>
      <text:p text:style-name="P10"><text:span text:style-name="T2">Examples of invalid identifiers:<text:tab/></text:span><text:span text:style-name="T1">1a, n%4, n 9, etc.</text:span></text:p>
      <text:p text:style-name="P3"/>
      <text:p text:style-name="P9">Literals:-</text:p>
      <text:p text:style-name="P3">Literal means data or constant values.</text:p>
      <text:p text:style-name="P3"/>
      <text:p text:style-name="P10"><text:span text:style-name="T2">Note:-</text:span><text:span text:style-name="T1"> There is no range limit as python decides the size of variable during run time <text:tab/><text:tab/><text:tab/>according to value </text:span></text:p>
      <text:p text:style-name="P3"/>
      <text:p text:style-name="P5">How to check size of any object:-</text:p>
      <text:p text:style-name="P3"><text:tab/>we can check the size like this:-</text:p>
      <text:p text:style-name="P3"><text:tab/>import sys</text:p>
      <text:p text:style-name="P3"><text:tab/>a=5</text:p>
      <text:p text:style-name="P3"><text:tab/>sys.getsizeof(a)</text:p>
      <text:p text:style-name="P3"/>
      <text:p text:style-name="P5">Type of Literals and DataTypes:-</text:p>
      <text:p text:style-name="P5">I.<text:tab/>Numeric literals:(immutable,not iterable,no indexing)</text:p>
      <text:p text:style-name="P10"><text:span text:style-name="T2"><text:tab/>1.<text:tab/>int</text:span><text:span text:style-name="T1">(10, -2, 0x19, 0b101,0o567,1_00_000 etc.)(1_00_, _12 wrong)</text:span></text:p>
      <text:p text:style-name="P3"><text:tab/><text:tab/>bin(),oct(),hex(),print() for dec</text:p>
      <text:p text:style-name="P10"><text:span text:style-name="T1"><text:tab/><text:tab/></text:span><text:span text:style-name="T2">Example:-</text:span></text:p>
      <text:p text:style-name="P3"><text:tab/><text:tab/><text:tab/>a=5</text:p>
      <text:p text:style-name="P3"><text:tab/><text:tab/><text:tab/>print(type(a)) <text:s text:c="2"/><text:tab/><text:tab/>#&lt;type 'int'&gt;</text:p>
      <text:p text:style-name="P3"><text:soft-page-break/><text:tab/><text:tab/><text:tab/>print(bin(25))<text:tab/><text:tab/><text:tab/>#0b11001</text:p>
      <text:p text:style-name="P3"><text:tab/><text:tab/><text:tab/>print(oct(25))<text:tab/><text:tab/><text:tab/>#0o31</text:p>
      <text:p text:style-name="P3"><text:tab/><text:tab/><text:tab/>print(hex(25))<text:tab/><text:tab/><text:tab/>#0x19</text:p>
      <text:p text:style-name="P3"><text:tab/><text:tab/><text:tab/>print(25)<text:tab/><text:tab/><text:tab/>#25</text:p>
      <text:p text:style-name="P3"><text:tab/><text:tab/><text:tab/>print(0b11001)<text:tab/><text:tab/>#25</text:p>
      <text:p text:style-name="P3"><text:tab/><text:tab/><text:tab/>print(0o31)<text:tab/><text:tab/><text:tab/>#25</text:p>
      <text:p text:style-name="P3"><text:tab/><text:tab/><text:tab/>print(0x19)<text:tab/><text:tab/><text:tab/>#25</text:p>
      <text:p text:style-name="P3"><text:tab/><text:tab/><text:tab/>int() always return in decimal</text:p>
      <text:p text:style-name="P3"><text:tab/><text:tab/><text:tab/>int("101",base=2)<text:tab/><text:tab/>#5<text:tab/>base=2 means that 101 is in binary</text:p>
      <text:p text:style-name="P3"><text:tab/><text:tab/><text:tab/>int("5",base=10)<text:tab/><text:tab/>#5</text:p>
      <text:p text:style-name="P3"><text:tab/><text:tab/><text:tab/>int("31",base=8)<text:tab/><text:tab/>#25</text:p>
      <text:p text:style-name="P3"><text:tab/><text:tab/><text:tab/>int("1A",base=16)<text:tab/><text:tab/>#26</text:p>
      <text:p text:style-name="P3"><text:tab/><text:tab/><text:tab/>int("25",base=0)<text:tab/><text:tab/>#25</text:p>
      <text:p text:style-name="P3"><text:tab/><text:tab/><text:tab/>int("0o31",base=0)<text:tab/><text:tab/>#25<text:tab/>base=0 means it will decide on the <text:tab/><text:tab/><text:tab/><text:tab/><text:tab/><text:tab/><text:tab/><text:tab/>#<text:tab/>basis of 0o,0x</text:p>
      <text:p text:style-name="P3"><text:tab/><text:tab/><text:tab/>int("0x19",base=0)<text:tab/><text:tab/>#25</text:p>
      <text:p text:style-name="P3"><text:tab/><text:tab/><text:tab/>int("0b11001",base=0)<text:tab/>#25</text:p>
      <text:p text:style-name="P3"><text:tab/><text:tab/><text:tab/>int("0b11001")<text:tab/><text:tab/>#error default base is 10 </text:p>
      <text:p text:style-name="P3"/>
      <text:p text:style-name="P10"><text:span text:style-name="T2"><text:tab/>2.<text:tab/>float</text:span><text:span text:style-name="T1">(5.4, 5_44_123.54, 0.000123, 1.23e-4)<text:tab/></text:span></text:p>
      <text:p text:style-name="P10"><text:span text:style-name="T1"><text:tab/><text:tab/></text:span><text:span text:style-name="T2">Example:-</text:span></text:p>
      <text:p text:style-name="P3"><text:tab/><text:tab/><text:tab/>b=5.4</text:p>
      <text:p text:style-name="P3"><text:tab/><text:tab/><text:tab/>print(type(b)) <text:s text:c="2"/><text:tab/><text:tab/>#&lt;type 'float'&gt;</text:p>
      <text:p text:style-name="P3"><text:tab/><text:tab/><text:tab/>print(0.0123)<text:tab/><text:tab/><text:tab/>#0.0123</text:p>
      <text:p text:style-name="P3"><text:tab/><text:tab/><text:tab/>print(0.000000123)<text:tab/><text:tab/>#1.23e-07</text:p>
      <text:p text:style-name="P3"/>
      <text:p text:style-name="P10"><text:span text:style-name="T2"><text:tab/>3.<text:tab/>complex</text:span><text:span text:style-name="T1">(2+3J)</text:span></text:p>
      <text:p text:style-name="P3"><text:tab/><text:tab/>We can create complex numbers in two ways </text:p>
      <text:p text:style-name="P3"><text:tab/><text:tab/>1.<text:tab/>c1=5+4j</text:p>
      <text:p text:style-name="P3"><text:tab/><text:tab/>2.<text:tab/>c2=4j</text:p>
      <text:p text:style-name="P3"><text:tab/><text:tab/>3.<text:tab/>c3=complex(3,2)</text:p>
      <text:p text:style-name="P10"><text:span text:style-name="T1"><text:tab/><text:tab/><text:tab/></text:span><text:span text:style-name="T2">Example:-</text:span></text:p>
      <text:p text:style-name="P10"><text:span text:style-name="T2"><text:tab/><text:tab/><text:tab/></text:span><text:span text:style-name="T1">c1=5+4j</text:span></text:p>
      <text:p text:style-name="P3"><text:tab/><text:tab/><text:tab/>c2=3+2j</text:p>
      <text:p text:style-name="P3"><text:tab/><text:tab/><text:tab/>print(type(c1))<text:tab/><text:tab/>#&lt;class complex&gt;</text:p>
      <text:p text:style-name="P3"><text:tab/><text:tab/><text:tab/>print(c1.real)<text:tab/><text:tab/>#5</text:p>
      <text:p text:style-name="P3"><text:tab/><text:tab/><text:tab/>print(c1.imag)<text:tab/><text:tab/>#4</text:p>
      <text:p text:style-name="P3"><text:tab/><text:tab/><text:tab/>print(c1.conjugate())<text:tab/>#5-4j</text:p>
      <text:p text:style-name="P3"><text:tab/><text:tab/><text:tab/>print(c1+c2)</text:p>
      <text:p text:style-name="P3"><text:tab/><text:tab/><text:tab/>print(c1*c2)</text:p>
      <text:p text:style-name="P3"/>
      <text:p text:style-name="P10"><text:span text:style-name="T2"><text:tab/>4.<text:tab/>bool</text:span><text:span text:style-name="T1">(True,False)<text:tab/>Note:-<text:tab/>T and F must be in uppercase.</text:span></text:p>
      <text:p text:style-name="P10"><text:span text:style-name="T1"><text:tab/><text:tab/><text:tab/></text:span><text:span text:style-name="T2">Example:-</text:span></text:p>
      <text:p text:style-name="P10"><text:span text:style-name="T2"><text:tab/><text:tab/><text:tab/></text:span><text:span text:style-name="T1">a=True</text:span></text:p>
      <text:p text:style-name="P3"><text:tab/><text:tab/><text:tab/>print(type(a))<text:tab/><text:tab/>#&lt;class bool&gt;</text:p>
      <text:p text:style-name="P3"><text:tab/><text:tab/><text:tab/>print(5+True) <text:tab/><text:tab/>#6</text:p>
      <text:p text:style-name="P10"><text:span text:style-name="T1"><text:tab/><text:tab/></text:span><text:span text:style-name="T2">Note:-</text:span><text:span text:style-name="T1"> bool is a sub class of int. so True will be converted to 1 from bool to <text:tab/><text:tab/><text:tab/><text:tab/>int and it is called upcasting.</text:span></text:p>
      <text:p text:style-name="P3"/>
      <text:p text:style-name="P5"><text:tab/>5.<text:tab/>Fraction:-</text:p>
      <text:p text:style-name="P3"><text:soft-page-break/><text:tab/><text:tab/>The fractions module provides support for rational number arithmetic. It will <text:tab/><text:tab/><text:tab/>automatically reduce the fraction number. To create Fraction object:-</text:p>
      <text:p text:style-name="P3"><text:tab/><text:tab/><text:tab/>Fraction(numerator=0, denominator=1)</text:p>
      <text:p text:style-name="P3"><text:tab/><text:tab/><text:tab/>Fraction(Fraction)</text:p>
      <text:p text:style-name="P3"><text:tab/><text:tab/><text:tab/>Fraction(float)</text:p>
      <text:p text:style-name="P3"><text:tab/><text:tab/><text:tab/>Fraction(Decimal)</text:p>
      <text:p text:style-name="P3"><text:tab/><text:tab/><text:tab/>Fraction(str)</text:p>
      <text:p text:style-name="P10"><text:span text:style-name="T1"><text:tab/><text:tab/></text:span><text:span text:style-name="T2">Example:-</text:span></text:p>
      <text:p text:style-name="P3"><text:tab/><text:tab/><text:tab/>import fractions</text:p>
      <text:p text:style-name="P3"><text:tab/><text:tab/><text:tab/>a=fractions.Fraction(5)</text:p>
      <text:p text:style-name="P3"><text:tab/><text:tab/><text:tab/>print(a)<text:tab/><text:tab/><text:tab/>#5/1</text:p>
      <text:p text:style-name="P3"><text:tab/><text:tab/><text:tab/>a=fractions.Fraction(2.5)</text:p>
      <text:p text:style-name="P3"><text:tab/><text:tab/><text:tab/>print(a)<text:tab/><text:tab/><text:tab/>#5/2</text:p>
      <text:p text:style-name="P3"><text:tab/><text:tab/><text:tab/>a=fractions.Fraction("2.5")</text:p>
      <text:p text:style-name="P3"><text:tab/><text:tab/><text:tab/>print(a)<text:tab/><text:tab/><text:tab/>#5/2</text:p>
      <text:p text:style-name="P3"><text:tab/><text:tab/><text:tab/>a=fractions.Fraction(10,4)</text:p>
      <text:p text:style-name="P3"><text:tab/><text:tab/><text:tab/>print(a)<text:tab/><text:tab/><text:tab/>#5/2</text:p>
      <text:p text:style-name="P3"><text:tab/><text:tab/><text:tab/>print(a.numerator)<text:tab/><text:tab/>#5</text:p>
      <text:p text:style-name="P3"><text:tab/><text:tab/><text:tab/>print(a.denominator)<text:tab/><text:tab/>#2</text:p>
      <text:p text:style-name="P3"><text:tab/><text:tab/><text:tab/>print(type(a))<text:tab/><text:tab/><text:tab/>#fraction.Fraction</text:p>
      <text:p text:style-name="P3"><text:tab/><text:tab/><text:tab/>a=fractions.Fraction(10,4)</text:p>
      <text:p text:style-name="P3"><text:tab/><text:tab/><text:tab/>print(a)<text:tab/><text:tab/><text:tab/>#5/2</text:p>
      <text:p text:style-name="P3"/>
      <text:p text:style-name="P10"><text:span text:style-name="T1"><text:tab/></text:span><text:span text:style-name="T2">6.<text:tab/>Decimal:-</text:span></text:p>
      <text:p text:style-name="P3"><text:tab/><text:tab/>The decimal module provides support for decimal floating point arithmetic. It <text:tab/><text:tab/><text:tab/>offers several advantages over the float datatype. It is more accurate.</text:p>
      <text:p text:style-name="P3"><text:tab/><text:tab/></text:p>
      <text:p text:style-name="P10"><text:span text:style-name="T1"><text:tab/><text:tab/></text:span><text:span text:style-name="T2">Example 1:-</text:span></text:p>
      <text:p text:style-name="P3"><text:tab/><text:tab/><text:tab/>a=10</text:p>
      <text:p text:style-name="P3"><text:tab/><text:tab/><text:tab/>b=a/77</text:p>
      <text:p text:style-name="P3"><text:tab/><text:tab/><text:tab/>c=b*77</text:p>
      <text:p text:style-name="P3"><text:tab/><text:tab/><text:tab/>print(c)<text:tab/><text:tab/><text:tab/>#9.999999999999998(floating bug)</text:p>
      <text:p text:style-name="P10"><text:span text:style-name="T1"><text:tab/><text:tab/></text:span><text:span text:style-name="T2">Example 2:-</text:span></text:p>
      <text:p text:style-name="P3"><text:tab/><text:tab/><text:tab/>import decimal</text:p>
      <text:p text:style-name="P3"><text:tab/><text:tab/><text:tab/>a=decimal.Decimal(10)</text:p>
      <text:p text:style-name="P3"><text:tab/><text:tab/><text:tab/>b=a/77</text:p>
      <text:p text:style-name="P3"><text:tab/><text:tab/><text:tab/>c=b*77</text:p>
      <text:p text:style-name="P3"><text:tab/><text:tab/><text:tab/>print(c)<text:tab/><text:tab/>#Decimal('10.00000000000000000000000000')</text:p>
      <text:p text:style-name="P3"/>
      <text:p text:style-name="P10"><text:span text:style-name="T1"><text:tab/></text:span><text:span text:style-name="T2">II. <text:tab/>String literals:-</text:span><text:span text:style-name="T1">'matrix',"matrix",'''matrix'''</text:span></text:p>
      <text:p text:style-name="P3"><text:tab/><text:tab/><text:tab/>str class</text:p>
      <text:p text:style-name="P10"><text:span text:style-name="T1"><text:tab/><text:tab/><text:tab/></text:span><text:span text:style-name="T2">string support indexing</text:span></text:p>
      <text:p text:style-name="P3"><text:tab/><text:tab/><text:tab/>s1="matrix"</text:p>
      <text:p text:style-name="P3"><text:tab/><text:tab/><text:tab/>print(s1[0])<text:tab/><text:tab/><text:tab/>#m</text:p>
      <text:p text:style-name="P3"><text:tab/><text:tab/><text:tab/>print(s1[5])<text:tab/><text:tab/><text:tab/>#x</text:p>
      <text:p text:style-name="P3"><text:tab/><text:tab/><text:tab/>print(s1[6])<text:tab/><text:tab/><text:tab/>#error</text:p>
      <text:p text:style-name="P3"><text:tab/><text:tab/><text:tab/>print(s1[-1])<text:tab/><text:tab/><text:tab/>#x</text:p>
      <text:p text:style-name="P3"/>
      <text:p text:style-name="P10"><text:span text:style-name="T1"><text:tab/><text:tab/><text:tab/></text:span><text:span text:style-name="T2">string literals are immutable</text:span></text:p>
      <text:p text:style-name="P3"><text:soft-page-break/><text:tab/><text:tab/><text:tab/>s1[0]="z"<text:tab/><text:tab/><text:tab/>#error</text:p>
      <text:p text:style-name="P3"/>
      <text:p text:style-name="P10"><text:span text:style-name="T1"><text:tab/><text:tab/><text:tab/></text:span><text:span text:style-name="T2">string is iterable</text:span></text:p>
      <text:p text:style-name="P3"><text:tab/><text:tab/><text:tab/>for i in "matrix":</text:p>
      <text:p text:style-name="P3"><text:tab/><text:tab/><text:tab/><text:tab/>print(i)</text:p>
      <text:p text:style-name="P3"/>
      <text:p text:style-name="P10"><text:span text:style-name="T1"><text:tab/><text:tab/><text:tab/></text:span><text:span text:style-name="T2">string support ordering</text:span></text:p>
      <text:p text:style-name="P3"><text:tab/><text:tab/><text:tab/>s1="abc"</text:p>
      <text:p text:style-name="P3"><text:tab/><text:tab/><text:tab/>s2="bca"</text:p>
      <text:p text:style-name="P3"><text:tab/><text:tab/><text:tab/>s1==s2<text:tab/><text:tab/><text:tab/><text:tab/>#false</text:p>
      <text:p text:style-name="P3"/>
      <text:p text:style-name="P10"><text:span text:style-name="T1"><text:tab/><text:tab/><text:tab/></text:span><text:span text:style-name="T2">Python does not support char datatype.</text:span></text:p>
      <text:p text:style-name="P5"><text:s/></text:p>
      <text:p text:style-name="P10"><text:span text:style-name="T1"><text:tab/><text:tab/><text:tab/></text:span><text:span text:style-name="T2">ord('a')<text:tab/><text:tab/>#character to ascii</text:span></text:p>
      <text:p text:style-name="P10"><text:span text:style-name="T1"><text:tab/><text:tab/><text:tab/></text:span><text:span text:style-name="T2">chr(97) <text:tab/><text:tab/>#ascii to character</text:span></text:p>
      <text:p text:style-name="P3"><text:tab/><text:tab/><text:tab/>For multi line string we can add back slash after each line(\ will not be </text:p>
      <text:p text:style-name="P3"><text:tab/><text:tab/><text:tab/>counted in the length) or enclose string in triple quotes(eol is counted as </text:p>
      <text:p text:style-name="P3"><text:tab/><text:tab/><text:tab/>extra character)</text:p>
      <text:p text:style-name="P3"/>
      <text:p text:style-name="P10"><text:span text:style-name="T1"><text:tab/><text:tab/></text:span><text:span text:style-name="T2"><text:tab/>"" is empty string</text:span></text:p>
      <text:p text:style-name="P10"><text:span text:style-name="T1"><text:tab/><text:tab/></text:span><text:span text:style-name="T2">Example:-</text:span></text:p>
      <text:p text:style-name="P3"><text:tab/><text:tab/><text:tab/>s1="hello" <text:s/></text:p>
      <text:p text:style-name="P3"><text:tab/><text:tab/><text:tab/>print(s1)<text:tab/><text:tab/>#hello</text:p>
      <text:p text:style-name="P3"><text:tab/><text:tab/><text:tab/>print(type(s1))<text:tab/><text:tab/>#&lt;class str&gt;</text:p>
      <text:p text:style-name="P3"/>
      <text:p text:style-name="P3"><text:tab/><text:tab/><text:tab/>s2='welcome\ <text:s/></text:p>
      <text:p text:style-name="P3"><text:tab/><text:tab/><text:tab/>to\ </text:p>
      <text:p text:style-name="P3"><text:tab/><text:tab/><text:tab/>matrix' <text:s/></text:p>
      <text:p text:style-name="P3"><text:tab/><text:tab/><text:tab/>print(s2)<text:tab/><text:tab/>#welcome to user</text:p>
      <text:p text:style-name="P3"/>
      <text:p text:style-name="P3"><text:tab/><text:tab/><text:tab/>s3='''welcome </text:p>
      <text:p text:style-name="P3"><text:tab/><text:tab/><text:tab/>to </text:p>
      <text:p text:style-name="P3"><text:tab/><text:tab/><text:tab/>matrix''' <text:s/></text:p>
      <text:p text:style-name="P3"><text:tab/><text:tab/><text:tab/>print(s2)<text:tab/><text:tab/>#welcome</text:p>
      <text:p text:style-name="P3"><text:tab/><text:tab/><text:tab/><text:tab/><text:tab/><text:tab/>#to</text:p>
      <text:p text:style-name="P3"><text:tab/><text:tab/><text:tab/><text:tab/><text:tab/><text:tab/>#matrix</text:p>
      <text:p text:style-name="P3"/>
      <text:p text:style-name="P10"><text:span text:style-name="T1"><text:tab/><text:tab/></text:span><text:span text:style-name="T2">Escape Sequence:-</text:span><text:span text:style-name="T1"><text:tab/>work in cmd (python) not in idle</text:span></text:p>
      <text:p text:style-name="P3"><text:tab/><text:tab/>\a<text:tab/>bell beep</text:p>
      <text:p text:style-name="P3"><text:tab/><text:tab/>\b<text:tab/>backspace move the cursor one position back</text:p>
      <text:p text:style-name="P3"><text:tab/><text:tab/>\f<text:tab/>form feed used in printer to load a new page</text:p>
      <text:p text:style-name="P3"><text:tab/><text:tab/>\n<text:tab/>new line character move the cursor to the beg of next line</text:p>
      <text:p text:style-name="P3"><text:tab/><text:tab/>\r<text:tab/>carriage return move the cursor to beg of same line</text:p>
      <text:p text:style-name="P3"><text:tab/><text:tab/>\t<text:tab/>horizontal tab move the cursor to next column</text:p>
      <text:p text:style-name="P3"><text:tab/><text:tab/>\v<text:tab/>vertical tab</text:p>
      <text:p text:style-name="P3"><text:tab/><text:tab/>\'<text:tab/>'</text:p>
      <text:p text:style-name="P3"><text:tab/><text:tab/>\"<text:tab/>"</text:p>
      <text:p text:style-name="P3"><text:tab/><text:tab/>\\<text:tab/>\</text:p>
      <text:p text:style-name="P3"/>
      <text:p text:style-name="P5"><text:tab/>III<text:tab/>None:-</text:p>
      <text:p text:style-name="P10"><text:soft-page-break/><text:span text:style-name="T2"><text:tab/><text:tab/><text:tab/></text:span><text:span text:style-name="T1">class NoneType</text:span></text:p>
      <text:p text:style-name="P3"><text:tab/><text:tab/><text:tab/>None is a keyword in python.</text:p>
      <text:p text:style-name="P3"><text:tab/><text:tab/><text:tab/>None means that the identifier is not pointing to any object </text:p>
      <text:p text:style-name="P3"><text:tab/><text:tab/><text:tab/>N must in uppercase</text:p>
      <text:p text:style-name="P3"><text:tab/><text:tab/><text:tab/>bool(None)<text:tab/><text:tab/>#False</text:p>
      <text:p text:style-name="P10"><text:span text:style-name="T1"><text:tab/><text:tab/></text:span><text:span text:style-name="T2">Example:-</text:span></text:p>
      <text:p text:style-name="P3"><text:tab/><text:tab/><text:tab/>a=501</text:p>
      <text:p text:style-name="P3"><text:tab/><text:tab/><text:tab/>a=None <text:s/><text:tab/><text:tab/>#GC will erase 501 object</text:p>
      <text:p text:style-name="P3"><text:tab/><text:tab/><text:tab/>print(a)<text:tab/><text:tab/>#None <text:s/></text:p>
      <text:p text:style-name="P3"/>
      <text:p text:style-name="P3"><text:tab/><text:tab/><text:tab/>a=501</text:p>
      <text:p text:style-name="P3"><text:tab/><text:tab/><text:tab/>b=a</text:p>
      <text:p text:style-name="P3"><text:tab/><text:tab/><text:tab/>a=None <text:s/><text:tab/><text:tab/>#GC will not erase 501 object</text:p>
      <text:p text:style-name="P3"><text:tab/><text:tab/><text:tab/>print(a)<text:tab/><text:tab/>#None <text:s/></text:p>
      <text:p text:style-name="P3"/>
      <text:p text:style-name="P5"><text:tab/>IV.<text:tab/>list:-</text:p>
      <text:p text:style-name="P10"><text:span text:style-name="T1"><text:tab/><text:tab/><text:tab/></text:span><text:span text:style-name="T2">It is enclosed in []</text:span></text:p>
      <text:p text:style-name="P3"><text:tab/><text:tab/><text:tab/><text:tab/>l1=[10,20,30,40,50]</text:p>
      <text:p text:style-name="P10"><text:span text:style-name="T1"><text:tab/><text:tab/><text:tab/></text:span><text:span text:style-name="T2">It supports indexing</text:span></text:p>
      <text:p text:style-name="P3"><text:tab/><text:tab/><text:tab/><text:tab/>print(l1[0])<text:tab/><text:tab/><text:tab/>#10</text:p>
      <text:p text:style-name="P3"><text:tab/><text:tab/><text:tab/><text:tab/>print(l1[4])<text:tab/><text:tab/><text:tab/>#50</text:p>
      <text:p text:style-name="P3"><text:tab/><text:tab/><text:tab/><text:tab/>print(l1[5])<text:tab/><text:tab/><text:tab/>#error</text:p>
      <text:p text:style-name="P3"><text:tab/><text:tab/><text:tab/><text:tab/>print(l1[-1])<text:tab/><text:tab/><text:tab/>#50</text:p>
      <text:p text:style-name="P10"><text:span text:style-name="T1"><text:tab/><text:tab/><text:tab/></text:span><text:span text:style-name="T2">It is mutable</text:span></text:p>
      <text:p text:style-name="P3"><text:tab/><text:tab/><text:tab/><text:tab/>l1[0]=11</text:p>
      <text:p text:style-name="P3"><text:tab/><text:tab/><text:tab/><text:tab/>l1.append(60)</text:p>
      <text:p text:style-name="P3"><text:tab/><text:tab/><text:tab/><text:tab/>l1.append("matrix")</text:p>
      <text:p text:style-name="P3"><text:tab/><text:tab/><text:tab/><text:tab/>l1.append([1,2,3])</text:p>
      <text:p text:style-name="P10"><text:span text:style-name="T1"><text:tab/><text:tab/><text:tab/></text:span><text:span text:style-name="T2">It is iterable</text:span></text:p>
      <text:p text:style-name="P3"><text:tab/><text:tab/><text:tab/><text:tab/>for i in l1:</text:p>
      <text:p text:style-name="P3"><text:tab/><text:tab/><text:tab/><text:tab/><text:tab/>print(i)</text:p>
      <text:p text:style-name="P10"><text:span text:style-name="T1"><text:tab/><text:tab/><text:tab/></text:span><text:span text:style-name="T2">It is hetrogeneous(different type)</text:span></text:p>
      <text:p text:style-name="P3"><text:tab/><text:tab/><text:tab/><text:tab/>l2=[10,"matrix",5.4]</text:p>
      <text:p text:style-name="P10"><text:span text:style-name="T1"><text:tab/><text:tab/><text:tab/></text:span><text:span text:style-name="T2">It is similar to arrays in C.</text:span></text:p>
      <text:p text:style-name="P10"><text:span text:style-name="T1"><text:tab/><text:tab/><text:tab/></text:span><text:span text:style-name="T2">It is ordered</text:span></text:p>
      <text:p text:style-name="P3"><text:tab/><text:tab/><text:tab/><text:tab/>l1=[1,3,5]</text:p>
      <text:p text:style-name="P3"><text:tab/><text:tab/><text:tab/><text:tab/>l2=[5,1,3]</text:p>
      <text:p text:style-name="P3"><text:tab/><text:tab/><text:tab/><text:tab/>l1==l2<text:tab/>false</text:p>
      <text:p text:style-name="P10"><text:span text:style-name="T1"><text:tab/><text:tab/><text:tab/></text:span><text:span text:style-name="T2">[] is empty list<text:tab/></text:span></text:p>
      <text:p text:style-name="P10"><text:span text:style-name="T1"><text:tab/><text:tab/></text:span><text:span text:style-name="T2">Example:-</text:span></text:p>
      <text:p text:style-name="P3"><text:tab/><text:tab/><text:tab/>l=[1,"hi","python",2] <text:s/></text:p>
      <text:p text:style-name="P3"><text:tab/><text:tab/><text:tab/>print(type(l)) <text:s/><text:tab/><text:tab/>#&lt;class list&gt;</text:p>
      <text:p text:style-name="P3"/>
      <text:p text:style-name="P3"><text:tab/><text:tab/><text:tab/>for i in l:</text:p>
      <text:p text:style-name="P3"><text:tab/><text:tab/><text:tab/><text:tab/>print(i)</text:p>
      <text:p text:style-name="P3"><text:tab/><text:tab/><text:tab/>del l[1]</text:p>
      <text:p text:style-name="P3"/>
      <text:p text:style-name="P5"><text:tab/>V.<text:tab/>tuple:-</text:p>
      <text:p text:style-name="P10"><text:span text:style-name="T1"><text:tab/><text:tab/><text:tab/></text:span><text:span text:style-name="T2">It is a collection of comma seperated values.</text:span></text:p>
      <text:p text:style-name="P3"><text:tab/><text:tab/><text:tab/><text:tab/>t1=5,</text:p>
      <text:p text:style-name="P3"><text:tab/><text:tab/><text:tab/><text:tab/>t1=5,6,7</text:p>
      <text:p text:style-name="P10"><text:span text:style-name="T1"><text:tab/><text:tab/><text:tab/></text:span><text:span text:style-name="T2">It can be enclosed in ()</text:span></text:p>
      <text:p text:style-name="P3"><text:soft-page-break/><text:tab/><text:tab/><text:tab/><text:tab/>t1=(5,6,7)</text:p>
      <text:p text:style-name="P10"><text:span text:style-name="T1"><text:tab/><text:tab/><text:tab/></text:span><text:span text:style-name="T2">It supports indexing</text:span></text:p>
      <text:p text:style-name="P3"><text:tab/><text:tab/><text:tab/><text:tab/>print(t1[0])<text:tab/><text:tab/><text:tab/>#5</text:p>
      <text:p text:style-name="P3"><text:tab/><text:tab/><text:tab/><text:tab/>print(t1[2])<text:tab/><text:tab/><text:tab/>#7</text:p>
      <text:p text:style-name="P3"><text:tab/><text:tab/><text:tab/><text:tab/>print(t1[-1])<text:tab/><text:tab/><text:tab/>#7</text:p>
      <text:p text:style-name="P10"><text:span text:style-name="T1"><text:tab/><text:tab/><text:tab/></text:span><text:span text:style-name="T2">It is immutable</text:span></text:p>
      <text:p text:style-name="P3"><text:tab/><text:tab/><text:tab/><text:tab/>t1[0]=50<text:tab/><text:tab/><text:tab/>#error</text:p>
      <text:p text:style-name="P10"><text:span text:style-name="T1"><text:tab/><text:tab/><text:tab/></text:span><text:span text:style-name="T2">It is iterable</text:span></text:p>
      <text:p text:style-name="P3"><text:tab/><text:tab/><text:tab/><text:tab/>for i in t1:</text:p>
      <text:p text:style-name="P3"><text:tab/><text:tab/><text:tab/><text:tab/><text:tab/>print(i)</text:p>
      <text:p text:style-name="P10"><text:span text:style-name="T1"><text:tab/><text:tab/><text:tab/></text:span><text:span text:style-name="T2">It is hetrogeneous</text:span></text:p>
      <text:p text:style-name="P3"><text:tab/><text:tab/><text:tab/><text:tab/>t1=(10,5.4,"matrix")</text:p>
      <text:p text:style-name="P10"><text:span text:style-name="T1"><text:tab/><text:tab/><text:tab/></text:span><text:span text:style-name="T2">It is ordered</text:span></text:p>
      <text:p text:style-name="P3"><text:tab/><text:tab/><text:tab/><text:tab/>t1=(1,2,3)</text:p>
      <text:p text:style-name="P3"><text:tab/><text:tab/><text:tab/><text:tab/>t2=(3,1,2)</text:p>
      <text:p text:style-name="P3"><text:tab/><text:tab/><text:tab/><text:tab/>t1==t2<text:tab/><text:tab/><text:tab/><text:tab/>#false</text:p>
      <text:p text:style-name="P10"><text:span text:style-name="T1"><text:tab/><text:tab/></text:span><text:span text:style-name="T2"><text:tab/>() is empty tuple.</text:span></text:p>
      <text:p text:style-name="P5"><text:tab/><text:tab/>Example:-</text:p>
      <text:p text:style-name="P3"><text:tab/><text:tab/><text:tab/>t1=5,</text:p>
      <text:p text:style-name="P3"><text:tab/><text:tab/><text:tab/>t2=("hi","python",2) <text:s/></text:p>
      <text:p text:style-name="P3"><text:tab/><text:tab/><text:tab/>print(t2[1])<text:tab/><text:tab/><text:tab/>#python</text:p>
      <text:p text:style-name="P3"><text:tab/><text:tab/><text:tab/>print(type(t2))<text:tab/><text:tab/><text:tab/>#&lt;class tuple&gt;</text:p>
      <text:p text:style-name="P3"><text:tab/><text:tab/><text:tab/>t2[1]="aaa"; <text:tab/><text:tab/><text:tab/>#error <text:s/></text:p>
      <text:p text:style-name="P3"/>
      <text:p text:style-name="P10"><text:span text:style-name="T1"><text:tab/></text:span><text:span text:style-name="T2">VI.<text:tab/>set:-</text:span></text:p>
      <text:p text:style-name="P3"><text:tab/><text:tab/>It is unordered collection of unique immutable elements within the curly braces.</text:p>
      <text:p text:style-name="P3"><text:tab/><text:tab/><text:tab/>l1=[10,20,10,20,10]</text:p>
      <text:p text:style-name="P3"><text:tab/><text:tab/><text:tab/>s1=set(l1)</text:p>
      <text:p text:style-name="P3"><text:tab/><text:tab/><text:tab/>s2=set("hello")</text:p>
      <text:p text:style-name="P3"><text:tab/><text:tab/><text:tab/>s3={10,20,30}</text:p>
      <text:p text:style-name="P3"><text:tab/><text:tab/><text:tab/>s4=set()<text:tab/><text:tab/>#empty set</text:p>
      <text:p text:style-name="P10"><text:span text:style-name="T1"><text:tab/><text:tab/><text:tab/></text:span><text:span text:style-name="T2">It does not support indexing</text:span></text:p>
      <text:p text:style-name="P3"><text:tab/><text:tab/><text:tab/><text:tab/>s3[0]<text:tab/>error</text:p>
      <text:p text:style-name="P10"><text:span text:style-name="T1"><text:tab/><text:tab/><text:tab/></text:span><text:span text:style-name="T2">It is mutable</text:span></text:p>
      <text:p text:style-name="P3"><text:tab/><text:tab/><text:tab/><text:tab/>s1.add(40)</text:p>
      <text:p text:style-name="P3"><text:tab/><text:tab/><text:tab/><text:tab/>s1.remove(10)</text:p>
      <text:p text:style-name="P10"><text:span text:style-name="T1"><text:tab/><text:tab/><text:tab/></text:span><text:span text:style-name="T2">It is iterable</text:span></text:p>
      <text:p text:style-name="P3"><text:tab/><text:tab/><text:tab/><text:tab/>for i in s1:</text:p>
      <text:p text:style-name="P3"><text:tab/><text:tab/><text:tab/><text:tab/><text:tab/>print(i)</text:p>
      <text:p text:style-name="P10"><text:span text:style-name="T1"><text:tab/><text:tab/><text:tab/></text:span><text:span text:style-name="T2">set can't contain set and list because they are mutable.</text:span></text:p>
      <text:p text:style-name="P3"><text:tab/><text:tab/><text:tab/>s1.add((1,2,3))<text:tab/><text:tab/>#tuple is immutable</text:p>
      <text:p text:style-name="P3"><text:tab/><text:tab/><text:tab/>s1.add("matrix")<text:tab/>#str is also immutable</text:p>
      <text:p text:style-name="P3"><text:tab/><text:tab/><text:tab/>s1.add([1,2,3])<text:tab/><text:tab/>#list is mutable</text:p>
      <text:p text:style-name="P3"><text:tab/><text:tab/><text:tab/>s1.add({1,2,3})<text:tab/><text:tab/>#set is mutable</text:p>
      <text:p text:style-name="P10"><text:span text:style-name="T1"><text:tab/><text:tab/><text:tab/></text:span><text:span text:style-name="T2">set() is empty set</text:span></text:p>
      <text:p text:style-name="P10"><text:span text:style-name="T1"><text:tab/><text:tab/></text:span><text:span text:style-name="T2">Example:-</text:span></text:p>
      <text:p text:style-name="P3"><text:tab/><text:tab/>s1=set()<text:tab/><text:tab/>#empty set</text:p>
      <text:p text:style-name="P3"><text:tab/><text:tab/></text:p>
      <text:p text:style-name="P3"><text:tab/><text:tab/>s2={1,3,1}</text:p>
      <text:p text:style-name="P3"><text:tab/><text:tab/>print(s2)<text:tab/><text:tab/>#{1,3}</text:p>
      <text:p text:style-name="P3"><text:soft-page-break/><text:tab/><text:tab/>s2.add(10)</text:p>
      <text:p text:style-name="P3"><text:tab/><text:tab/>s2.remove(20)</text:p>
      <text:p text:style-name="P3"><text:tab/><text:tab/>print(s2)<text:tab/><text:tab/>#{1,3,10,20}</text:p>
      <text:p text:style-name="P3"><text:tab/><text:tab/>for i in s2:</text:p>
      <text:p text:style-name="P3"><text:tab/><text:tab/><text:tab/>print(i)</text:p>
      <text:p text:style-name="P3"><text:tab/><text:tab/></text:p>
      <text:p text:style-name="P3"><text:tab/><text:tab/>s3=set("matrix")<text:tab/>#set() can accept any one iterable object only</text:p>
      <text:p text:style-name="P3"><text:tab/><text:tab/>print(s3)<text:tab/><text:tab/>#{'a', 'i', 'r', 't', 'm', 'x'}</text:p>
      <text:p text:style-name="P3"/>
      <text:p text:style-name="P5"><text:tab/>VII.<text:tab/>frozenset:-</text:p>
      <text:p text:style-name="P3"><text:tab/><text:tab/>It is unordered collection of unique immutable elements within the curly braces.</text:p>
      <text:p text:style-name="P10"><text:span text:style-name="T1"><text:tab/><text:tab/></text:span><text:span text:style-name="T2">It does not support indexing</text:span></text:p>
      <text:p text:style-name="P3"><text:tab/><text:tab/><text:tab/>fs[0]<text:tab/>error</text:p>
      <text:p text:style-name="P10"><text:span text:style-name="T1"><text:tab/><text:tab/></text:span><text:span text:style-name="T2">It is immutable</text:span></text:p>
      <text:p text:style-name="P3"><text:tab/><text:tab/><text:tab/>fs.add(10)<text:tab/><text:tab/><text:tab/>#error</text:p>
      <text:p text:style-name="P10"><text:span text:style-name="T1"><text:tab/><text:tab/></text:span><text:span text:style-name="T2">It is iterable</text:span></text:p>
      <text:p text:style-name="P10"><text:span text:style-name="T1"><text:tab/><text:tab/></text:span><text:span text:style-name="T2">To create use frozenset([iterable])</text:span></text:p>
      <text:p text:style-name="P3"><text:tab/><text:tab/><text:tab/>frozenset() is empty frozenset</text:p>
      <text:p text:style-name="P10"><text:span text:style-name="T1"><text:tab/><text:tab/></text:span><text:span text:style-name="T2">Example:-</text:span></text:p>
      <text:p text:style-name="P3"><text:tab/><text:tab/><text:tab/>s1=frozenset("matrix")</text:p>
      <text:p text:style-name="P3"><text:tab/><text:tab/><text:tab/>print(s1)<text:tab/><text:tab/>#frozenset({'a', 'i', 'r', 't', 'm', 'x'})</text:p>
      <text:p text:style-name="P3"><text:tab/><text:tab/><text:tab/>s2=frozenset([10,20,30,10])</text:p>
      <text:p text:style-name="P3"><text:tab/><text:tab/><text:tab/>print(type(s2))<text:tab/><text:tab/>#&lt;class 'frozenset'&gt;</text:p>
      <text:p text:style-name="P3"/>
      <text:p text:style-name="P5"><text:tab/>VIII.<text:tab/>dict:-</text:p>
      <text:p text:style-name="P3"><text:tab/><text:tab/>Dictionary is an unordered set of a key-value pair of items within curly braces.</text:p>
      <text:p text:style-name="P3"><text:tab/><text:tab/><text:tab/>d = {101:'Aryan', 102:'Janvi', 103:'Ajay', 103:'Kamal'}</text:p>
      <text:p text:style-name="P10"><text:span text:style-name="T1"><text:tab/><text:tab/></text:span><text:span text:style-name="T2">Keys are unique</text:span></text:p>
      <text:p text:style-name="P3"><text:tab/><text:tab/><text:tab/>print(d[103])<text:tab/><text:tab/><text:tab/>#Kamal </text:p>
      <text:p text:style-name="P10"><text:span text:style-name="T1"><text:tab/><text:tab/></text:span><text:span text:style-name="T2">It does not support indexing</text:span></text:p>
      <text:p text:style-name="P3"><text:tab/><text:tab/><text:tab/>d[0]<text:tab/><text:tab/><text:tab/><text:tab/>#error</text:p>
      <text:p text:style-name="P10"><text:span text:style-name="T1"><text:tab/><text:tab/></text:span><text:span text:style-name="T2">It is iterable</text:span></text:p>
      <text:p text:style-name="P3"><text:tab/><text:tab/><text:tab/>for i in d:</text:p>
      <text:p text:style-name="P3"><text:tab/><text:tab/><text:tab/><text:tab/>print(i)<text:tab/><text:tab/>#it will print all keys</text:p>
      <text:p text:style-name="P10"><text:span text:style-name="T1"><text:tab/><text:tab/></text:span><text:span text:style-name="T2">Values can be accessed through keys</text:span></text:p>
      <text:p text:style-name="P3"><text:tab/><text:tab/><text:tab/>print(d[103])<text:tab/><text:tab/><text:tab/>#Kamal </text:p>
      <text:p text:style-name="P10"><text:span text:style-name="T1"><text:tab/><text:tab/></text:span><text:span text:style-name="T2">Keys are immutable</text:span></text:p>
      <text:p text:style-name="P10"><text:span text:style-name="T1"><text:tab/><text:tab/></text:span><text:span text:style-name="T2">Values are mutable</text:span></text:p>
      <text:p text:style-name="P3"><text:tab/><text:tab/><text:tab/>d[103]="Kamal Bhatia"</text:p>
      <text:p text:style-name="P10"><text:span text:style-name="T1"><text:tab/><text:tab/></text:span><text:span text:style-name="T2">{} is empty dictionary</text:span></text:p>
      <text:p text:style-name="P10"><text:span text:style-name="T1"><text:tab/><text:tab/></text:span><text:span text:style-name="T2">Example:-</text:span></text:p>
      <text:p text:style-name="P3"><text:tab/><text:tab/><text:tab/>d = {1:'Aryan', 2:'Janvi', 3:'Kamal', 4:'Ajay'} </text:p>
      <text:p text:style-name="P3"><text:tab/><text:tab/><text:tab/>print(d[1])<text:tab/><text:tab/>#Aryan</text:p>
      <text:p text:style-name="P3"><text:tab/><text:tab/><text:tab/>print(d[4])<text:tab/><text:tab/>#Ajay</text:p>
      <text:p text:style-name="P3"><text:tab/><text:tab/><text:tab/>print(d); <text:s/><text:tab/><text:tab/>#{1: 'Aryan', 2: 'Janvi', 3: 'Kamal', 4:'Ajay'}</text:p>
      <text:p text:style-name="P3"><text:tab/><text:tab/><text:tab/>print(type(d)); <text:s/><text:tab/>#&lt;class dict&gt;</text:p>
      <text:p text:style-name="P3"><text:tab/><text:tab/><text:tab/>print(d.keys()); <text:s/><text:tab/>#dict_keys([1, 2, 3, 4])</text:p>
      <text:p text:style-name="P3"><text:tab/><text:tab/><text:tab/>print(d.values()); <text:s/><text:tab/>#dict_values(['Aryan', 'Janvi', 'Kamal', 'Ajay'])</text:p>
      <text:p text:style-name="P3"/>
      <text:p text:style-name="P5"><text:soft-page-break/>5.<text:tab/>Operators:-</text:p>
      <text:p text:style-name="P5"/>
      <text:p text:style-name="P5">1.<text:tab/>Arithmetic Operators:-</text:p>
      <text:p text:style-name="P3">+<text:tab/><text:tab/>Addition</text:p>
      <text:p text:style-name="P3">- <text:tab/><text:tab/>Subtraction</text:p>
      <text:p text:style-name="P3">/ <text:tab/><text:tab/>true Divide 5/2<text:tab/><text:tab/><text:tab/></text:p>
      <text:p text:style-name="P3">* <text:tab/><text:tab/>Multiplication</text:p>
      <text:p text:style-name="P3">% <text:tab/><text:tab/>reminder</text:p>
      <text:p text:style-name="P3">** <text:tab/><text:tab/>Exponent</text:p>
      <text:p text:style-name="P3">// <text:tab/><text:tab/>Floor division<text:tab/>5//2<text:tab/><text:tab/></text:p>
      <text:p text:style-name="P3"/>
      <text:p text:style-name="P3">5+4<text:tab/><text:tab/>=<text:tab/>9</text:p>
      <text:p text:style-name="P3">5.4+6.3<text:tab/>=<text:tab/>11.7</text:p>
      <text:p text:style-name="P3">"mat"+"rix"<text:tab/>=<text:tab/>"matrix"</text:p>
      <text:p text:style-name="P3">[1,3]+[4,5]<text:tab/>=<text:tab/>[1,3,4,5]</text:p>
      <text:p text:style-name="P3">(1,2)+(3,4)<text:tab/>=<text:tab/>(1,2,3,4)</text:p>
      <text:p text:style-name="P3">(5+4j)+(3+2j)<text:tab/>=<text:tab/>(8+6j)</text:p>
      <text:p text:style-name="P3"/>
      <text:p text:style-name="P3">5-4<text:tab/><text:tab/>=<text:tab/>1</text:p>
      <text:p text:style-name="P3">{1,3}={4,1}<text:tab/>=<text:tab/>{3}</text:p>
      <text:p text:style-name="P3">(5+4j)-(3+2j)<text:tab/>=<text:tab/>(2+2j)</text:p>
      <text:p text:style-name="P3"/>
      <text:p text:style-name="P3">5*4<text:tab/><text:tab/>=<text:tab/>20</text:p>
      <text:p text:style-name="P3">"matrix"*2<text:tab/>=<text:tab/>"matrixmatrix"</text:p>
      <text:p text:style-name="P3">[1,2]*4<text:tab/><text:tab/>=<text:tab/>[1,2,1,2,1,2,1,2]</text:p>
      <text:p text:style-name="P3">(1,2)*2<text:tab/><text:tab/>=<text:tab/>(1,2,1,2)</text:p>
      <text:p text:style-name="P3">set*2<text:tab/><text:tab/>=<text:tab/>not allowed</text:p>
      <text:p text:style-name="P3">dic*2<text:tab/><text:tab/>=<text:tab/>not allowed</text:p>
      <text:p text:style-name="P3">(5+4j)*(3+2j)<text:tab/>=<text:tab/>(7+22j)</text:p>
      <text:p text:style-name="P3"/>
      <text:p text:style-name="P3">true divide</text:p>
      <text:p text:style-name="P3">5/2<text:tab/><text:tab/><text:tab/>=<text:tab/>2.5</text:p>
      <text:p text:style-name="P3">-5/2<text:tab/><text:tab/><text:tab/>=<text:tab/>-2.5</text:p>
      <text:p text:style-name="P3">5/-2<text:tab/><text:tab/><text:tab/>=<text:tab/>-2.5</text:p>
      <text:p text:style-name="P3">-5/-2<text:tab/><text:tab/><text:tab/>=<text:tab/>2.5</text:p>
      <text:p text:style-name="P3">5/0<text:tab/><text:tab/><text:tab/>=<text:tab/>error</text:p>
      <text:p text:style-name="P3">5.0/0<text:tab/><text:tab/><text:tab/>=<text:tab/>error</text:p>
      <text:p text:style-name="P3">0/0<text:tab/><text:tab/><text:tab/>=<text:tab/>error</text:p>
      <text:p text:style-name="P3">2/5<text:tab/><text:tab/><text:tab/>=<text:tab/>0.4</text:p>
      <text:p text:style-name="P3">0/5<text:tab/><text:tab/><text:tab/>=<text:tab/>0.0</text:p>
      <text:p text:style-name="P3">'a'/'b'<text:tab/><text:tab/><text:tab/>=<text:tab/>error</text:p>
      <text:p text:style-name="P3">"abc"/5<text:tab/><text:tab/>=<text:tab/>error</text:p>
      <text:p text:style-name="P3">complex/complex<text:tab/>=<text:tab/>allowed</text:p>
      <text:p text:style-name="P3"/>
      <text:p text:style-name="P3">floor divide</text:p>
      <text:p text:style-name="P3">math.floor(n/d)</text:p>
      <text:p text:style-name="P3">5//2<text:tab/><text:tab/>=<text:tab/>2</text:p>
      <text:p text:style-name="P3">-5//2<text:tab/><text:tab/>=<text:tab/>-3</text:p>
      <text:p text:style-name="P3">5//-2<text:tab/><text:tab/>=<text:tab/>-3</text:p>
      <text:p text:style-name="P3">-5//-2<text:tab/><text:tab/>=<text:tab/>2</text:p>
      <text:p text:style-name="P3">2//5<text:tab/><text:tab/>=<text:tab/>0</text:p>
      <text:p text:style-name="P3">-2//5<text:tab/><text:tab/>=<text:tab/>-1<text:tab/><text:tab/></text:p>
      <text:p text:style-name="P3"><text:soft-page-break/>2//-5<text:tab/><text:tab/>=<text:tab/>-1<text:tab/><text:tab/></text:p>
      <text:p text:style-name="P3">complex//complex=<text:tab/>not allowed</text:p>
      <text:p text:style-name="P3"/>
      <text:p text:style-name="P3">R=n-d*n//d</text:p>
      <text:p text:style-name="P3">15%8<text:tab/><text:tab/><text:tab/>=<text:tab/>7</text:p>
      <text:p text:style-name="P3">-15%8<text:tab/><text:tab/><text:tab/>=<text:tab/>1</text:p>
      <text:p text:style-name="P3">15%-8<text:tab/><text:tab/><text:tab/>=<text:tab/>-1</text:p>
      <text:p text:style-name="P3">-15%-8<text:tab/><text:tab/><text:tab/>=<text:tab/>-7</text:p>
      <text:p text:style-name="P3">2%5<text:tab/><text:tab/><text:tab/>=<text:tab/>2</text:p>
      <text:p text:style-name="P3">complex%complex<text:tab/>=<text:tab/>not allowed</text:p>
      <text:p text:style-name="P3"/>
      <text:p text:style-name="P3">Exponent</text:p>
      <text:p text:style-name="P3">Right to left</text:p>
      <text:p text:style-name="P3">5**2<text:tab/><text:tab/>=<text:tab/>25</text:p>
      <text:p text:style-name="P3">25**0.5<text:tab/><text:tab/>=<text:tab/>5</text:p>
      <text:p text:style-name="P3">5**3**2<text:tab/><text:tab/>=</text:p>
      <text:p text:style-name="P3">(5**3)**2<text:tab/>=</text:p>
      <text:p text:style-name="P3"/>
      <text:p text:style-name="P5">2.<text:tab/>Unary operator:-</text:p>
      <text:p text:style-name="P3">+ -<text:tab/><text:tab/><text:tab/>No ++ and -- operator, int() is not typecast operator it is a class<text:tab/></text:p>
      <text:p text:style-name="P3"/>
      <text:p text:style-name="P3">Examples:-</text:p>
      <text:p text:style-name="P3">-(-7)</text:p>
      <text:p text:style-name="P3">+7</text:p>
      <text:p text:style-name="P3"/>
      <text:p text:style-name="P5">3.<text:tab/>Equality operator:-</text:p>
      <text:p text:style-name="P3">==<text:tab/>!=</text:p>
      <text:p text:style-name="P3"/>
      <text:p text:style-name="P3">10==10.0<text:tab/><text:tab/><text:tab/>True</text:p>
      <text:p text:style-name="P3">5+4j==5+4j<text:tab/><text:tab/><text:tab/>True</text:p>
      <text:p text:style-name="P3">[1,2,3]==[1,3,2]<text:tab/><text:tab/>False</text:p>
      <text:p text:style-name="P3">(1,2,3)==(1,3,2)<text:tab/><text:tab/>False</text:p>
      <text:p text:style-name="P3">{1,2,3}=={1,3,2}<text:tab/><text:tab/>True</text:p>
      <text:p text:style-name="P3">{1:"A",2:"B"}=={2:"B",1:"A"}<text:tab/>True</text:p>
      <text:p text:style-name="P3">10=="10"<text:tab/><text:tab/><text:tab/>False</text:p>
      <text:p text:style-name="P3">[1,2,3]==(1,2,3)<text:tab/><text:tab/>False</text:p>
      <text:p text:style-name="P3"/>
      <text:p text:style-name="P5">4.<text:tab/>Relational/Comparison operator:-</text:p>
      <text:p text:style-name="P3">&lt;=<text:tab/>&gt;=<text:tab/>&gt;<text:tab/>&lt;<text:tab/></text:p>
      <text:p text:style-name="P3"/>
      <text:p text:style-name="P3">will not work on complex numbers</text:p>
      <text:p text:style-name="P3">10&lt;"10"<text:tab/>will not work</text:p>
      <text:p text:style-name="P3">"abc"&gt;"ABC"<text:tab/>ascii will compare</text:p>
      <text:p text:style-name="P3">list1&lt;list2 <text:s/>will work</text:p>
      <text:p text:style-name="P3"/>
      <text:p text:style-name="P3">s1={1,2,3}</text:p>
      <text:p text:style-name="P3">s2={1,2,4}</text:p>
      <text:p text:style-name="P3">s1&lt;s2<text:tab/><text:tab/>#False</text:p>
      <text:p text:style-name="P3"/>
      <text:p text:style-name="P3">s1={1,2,3}</text:p>
      <text:p text:style-name="P3">s2={1,2,3,4}</text:p>
      <text:p text:style-name="P3"><text:soft-page-break/>s1&lt;s2<text:tab/><text:tab/>#True<text:tab/><text:tab/>s1 is subset of s2</text:p>
      <text:p text:style-name="P3"/>
      <text:p text:style-name="P3">s1={1,2,3}</text:p>
      <text:p text:style-name="P3">s2={1,2,3}</text:p>
      <text:p text:style-name="P3">s1&lt;=s2<text:tab/><text:tab/>#True</text:p>
      <text:p text:style-name="P3"/>
      <text:p text:style-name="P3">dict&lt;dict not allowed.</text:p>
      <text:p text:style-name="P3"/>
      <text:p text:style-name="P5">Chained Comparision:-</text:p>
      <text:p text:style-name="P3">5==5==5<text:tab/>will become 5==5 and 5==5</text:p>
      <text:p text:style-name="P3">5&gt;4&gt;2 will become 5&gt;4 and 4&gt;2</text:p>
      <text:p text:style-name="P3"/>
      <text:p text:style-name="P5">5.<text:tab/>Python assignment operator(Right to Left)(reference generator):-</text:p>
      <text:p text:style-name="P3"><text:tab/>=<text:tab/></text:p>
      <text:p text:style-name="P3"/>
      <text:p text:style-name="P5">Multiple Assignment:-</text:p>
      <text:p text:style-name="P3">Python allows us to assign a value to multiple variables in a single statement which is also known as multiple assignment.</text:p>
      <text:p text:style-name="P3"/>
      <text:p text:style-name="P3">We can apply multiple assignments in two ways either by assigning a single value to multiple variables or assigning multiple values to multiple variables. Lets see given examples.</text:p>
      <text:p text:style-name="P3"/>
      <text:p text:style-name="P3">1. Assigning single value to multiple variables</text:p>
      <text:p text:style-name="P3">Eg:</text:p>
      <text:p text:style-name="P3">x=y=z=50 <text:s/></text:p>
      <text:p text:style-name="P3"/>
      <text:p text:style-name="P3">2.Assigning multiple values to multiple variables:</text:p>
      <text:p text:style-name="P3">Eg:</text:p>
      <text:p text:style-name="P3">a,b,c=5,10,15</text:p>
      <text:p text:style-name="P3"><text:s text:c="6"/>tuple <text:s/></text:p>
      <text:p text:style-name="P3">c,d,e=a+b,b-1,c+1</text:p>
      <text:p text:style-name="P3"/>
      <text:p text:style-name="P3">a,b=5,10,15<text:tab/>error</text:p>
      <text:p text:style-name="P3">a,b,c=5,10<text:tab/>error</text:p>
      <text:p text:style-name="P3">starred expression</text:p>
      <text:p text:style-name="P3">a,*b=5,6,7,8<text:tab/>a will point to 5 and b will point [6,7,8](list)</text:p>
      <text:p text:style-name="P3">*a,b=5,6,7,8<text:tab/>b will point to 8 and a will point [5,6,7](list)</text:p>
      <text:p text:style-name="P3">a,b,*c=5,6<text:tab/>a will point to 5 and b will point 6, c will point to empty list</text:p>
      <text:p text:style-name="P3">*a,*b=5,6,7,8,9<text:tab/>error</text:p>
      <text:p text:style-name="P3"/>
      <text:p text:style-name="P3">The values will be assigned in the order in which variables appears.</text:p>
      <text:p text:style-name="P3"/>
      <text:p text:style-name="P5">6.<text:tab/>Shorthand/augmented assignment operator:-</text:p>
      <text:p text:style-name="P3">+=<text:tab/>-=<text:tab/>*=<text:tab/>%=<text:tab/>**=<text:tab/>//=<text:tab/></text:p>
      <text:p text:style-name="P3"/>
      <text:p text:style-name="P3">a=5</text:p>
      <text:p text:style-name="P3">a=a+2 or a+=2<text:tab/>both will create a new id because int is immutable</text:p>
      <text:p text:style-name="P3"/>
      <text:p text:style-name="P3">l=[10,20]</text:p>
      <text:p text:style-name="P3">l=l+[3]<text:tab/>will create new id but,</text:p>
      <text:p text:style-name="P3"><text:soft-page-break/>l+=[3] will not create new id</text:p>
      <text:p text:style-name="P3"/>
      <text:p text:style-name="P5">7.<text:tab/>Logical Operators:-</text:p>
      <text:p text:style-name="P3">and<text:tab/>or<text:tab/>not<text:tab/></text:p>
      <text:p text:style-name="P3"/>
      <text:p text:style-name="P3">c1<text:tab/>c2<text:tab/>and<text:tab/>or</text:p>
      <text:p text:style-name="P3">False<text:tab/>False<text:tab/>False<text:tab/>False</text:p>
      <text:p text:style-name="P3">False<text:tab/>True<text:tab/>False<text:tab/>True</text:p>
      <text:p text:style-name="P3">True<text:tab/>False<text:tab/>False<text:tab/>True</text:p>
      <text:p text:style-name="P3">True<text:tab/>True<text:tab/>True<text:tab/>True</text:p>
      <text:p text:style-name="P3"/>
      <text:p text:style-name="P3">c1<text:tab/>not</text:p>
      <text:p text:style-name="P3">False<text:tab/>True</text:p>
      <text:p text:style-name="P3">True<text:tab/>False</text:p>
      <text:p text:style-name="P3"/>
      <text:p text:style-name="P3">a=5 and 4<text:tab/><text:tab/>#4</text:p>
      <text:p text:style-name="P3">a=5 or 4<text:tab/><text:tab/>#5</text:p>
      <text:p text:style-name="P3">a=0 and 4<text:tab/><text:tab/>#0</text:p>
      <text:p text:style-name="P3">a=0 or 4<text:tab/><text:tab/>#4</text:p>
      <text:p text:style-name="P3">a=5 and 4 and 3<text:tab/>#3</text:p>
      <text:p text:style-name="P3">a=5 or 4 or 3<text:tab/><text:tab/>#5</text:p>
      <text:p text:style-name="P3">a=5 or 4 and 3<text:tab/><text:tab/>#5</text:p>
      <text:p text:style-name="P3">a=5 and 4 or 3<text:tab/><text:tab/>#4</text:p>
      <text:p text:style-name="P3">a=not 5<text:tab/><text:tab/>#0</text:p>
      <text:p text:style-name="P3">a="hi" and "hello"<text:tab/>#hello</text:p>
      <text:p text:style-name="P3">a="hi" or "hello"<text:tab/>#hi</text:p>
      <text:p text:style-name="P3">a=() and [] <text:tab/><text:tab/>#()</text:p>
      <text:p text:style-name="P3"/>
      <text:p text:style-name="P5">8.<text:tab/>Bitwise operator(binary 0 1):-</text:p>
      <text:p text:style-name="P3"><text:tab/>&amp;<text:tab/>|<text:tab/>^<text:tab/>~<text:tab/>&lt;&lt;<text:tab/>&gt;&gt; <text:s/></text:p>
      <text:p text:style-name="P3"/>
      <text:p text:style-name="P3">a<text:tab/>b<text:tab/>&amp;(and)<text:tab/>|(or)<text:tab/>^(xor)</text:p>
      <text:p text:style-name="P3">0<text:tab/>0<text:tab/>0<text:tab/>0<text:tab/>0</text:p>
      <text:p text:style-name="P3">0<text:tab/>1<text:tab/>0<text:tab/>1<text:tab/>1</text:p>
      <text:p text:style-name="P3">1<text:tab/>0<text:tab/>0<text:tab/>1<text:tab/>1</text:p>
      <text:p text:style-name="P3">1<text:tab/>1<text:tab/>1<text:tab/>1<text:tab/>0</text:p>
      <text:p text:style-name="P3"/>
      <text:p text:style-name="P5">9.<text:tab/>Membership Operators</text:p>
      <text:p text:style-name="P3">Operator<text:tab/>Description</text:p>
      <text:p text:style-name="P10"><text:span text:style-name="T2">in</text:span><text:span text:style-name="T1"><text:tab/><text:tab/>It is evaluated to be true if the first operand is found in the second operand (list, <text:tab/><text:tab/>tuple, or dictionary).</text:span></text:p>
      <text:p text:style-name="P10"><text:span text:style-name="T2">not in</text:span><text:span text:style-name="T1"><text:tab/><text:tab/>It is evaluated to be true if the first operand is not found in the second operand <text:tab/><text:tab/><text:tab/>(list, tuple, or dictionary).</text:span></text:p>
      <text:p text:style-name="P5"/>
      <text:p text:style-name="P5">Syntax:-</text:p>
      <text:p text:style-name="P3">object in sequence</text:p>
      <text:p text:style-name="P3">object not in sequence</text:p>
      <text:p text:style-name="P3"/>
      <text:p text:style-name="P3">"el" in "hello"<text:tab/>True</text:p>
      <text:p text:style-name="P3">"O" in "hello"<text:tab/>False</text:p>
      <text:p text:style-name="P3"/>
      <text:p text:style-name="P3">l=[10,20,30,40,50]</text:p>
      <text:p text:style-name="P3"><text:soft-page-break/>30 in l<text:tab/><text:tab/>True</text:p>
      <text:p text:style-name="P3">30 not in l<text:tab/>False</text:p>
      <text:p text:style-name="P3"/>
      <text:p text:style-name="P3">15 in l<text:tab/><text:tab/>False</text:p>
      <text:p text:style-name="P3">15 not in l<text:tab/>True</text:p>
      <text:p text:style-name="P3"/>
      <text:p text:style-name="P3">t=(10,20)</text:p>
      <text:p text:style-name="P3">20 in t<text:tab/><text:tab/>True</text:p>
      <text:p text:style-name="P3"/>
      <text:p text:style-name="P3">s={1,3,5}</text:p>
      <text:p text:style-name="P3">1 in s<text:tab/><text:tab/>True</text:p>
      <text:p text:style-name="P3">2 in s<text:tab/><text:tab/>False</text:p>
      <text:p text:style-name="P3"/>
      <text:p text:style-name="P3">d={1:"Kunal",2:"kamal"}</text:p>
      <text:p text:style-name="P3">1 in d<text:tab/><text:tab/>True</text:p>
      <text:p text:style-name="P3">3 in d<text:tab/><text:tab/>False</text:p>
      <text:p text:style-name="P3">"Kunal" in d<text:tab/>False<text:tab/>It search in keys not in values</text:p>
      <text:p text:style-name="P3"/>
      <text:p text:style-name="P3">1 in 100<text:tab/>error as 100 is not iterable</text:p>
      <text:p text:style-name="P3"/>
      <text:p text:style-name="P5">10.<text:tab/>Identity Operators:-</text:p>
      <text:p text:style-name="P3">Operator<text:tab/>Description</text:p>
      <text:p text:style-name="P10"><text:span text:style-name="T2">is</text:span><text:span text:style-name="T1"><text:tab/><text:tab/>It is evaluated to be true if the reference present at both sides point to the same <text:tab/><text:tab/>object.</text:span></text:p>
      <text:p text:style-name="P10"><text:span text:style-name="T2">is not</text:span><text:span text:style-name="T1"><text:tab/><text:tab/>It is evaluated to be true if the reference present at both side do not point to the <text:tab/><text:tab/>same object.</text:span></text:p>
      <text:p text:style-name="P3"/>
      <text:p text:style-name="P3">obj1 is obj2</text:p>
      <text:p text:style-name="P3">obj1 is not obj2</text:p>
      <text:p text:style-name="P3"/>
      <text:p text:style-name="P3">-5 to 256 are predefined object in an array</text:p>
      <text:p text:style-name="P3">a=255</text:p>
      <text:p text:style-name="P3">b=255</text:p>
      <text:p text:style-name="P3">a is b <text:tab/><text:tab/>#True</text:p>
      <text:p text:style-name="P3"/>
      <text:p text:style-name="P3">a=257</text:p>
      <text:p text:style-name="P3">b=257</text:p>
      <text:p text:style-name="P3">a is b <text:tab/><text:tab/>#False</text:p>
      <text:p text:style-name="P3"/>
      <text:p text:style-name="P3">x is y</text:p>
      <text:p text:style-name="P3">x is not y</text:p>
      <text:p text:style-name="P3"/>
      <text:p text:style-name="P3">s1="abc"</text:p>
      <text:p text:style-name="P3">s2="abc"</text:p>
      <text:p text:style-name="P3">s1 is s2<text:tab/>True</text:p>
      <text:p text:style-name="P3"/>
      <text:p text:style-name="P3">s1="abc123"</text:p>
      <text:p text:style-name="P3">s2="abc123"</text:p>
      <text:p text:style-name="P3">s1 is s2<text:tab/>True</text:p>
      <text:p text:style-name="P3"/>
      <text:p text:style-name="P3">s1="ab c"</text:p>
      <text:p text:style-name="P3">s2="ab c"</text:p>
      <text:p text:style-name="P3"><text:soft-page-break/>s1 is s2<text:tab/>False</text:p>
      <text:p text:style-name="P3"/>
      <text:p text:style-name="P3">s1="a@bc"</text:p>
      <text:p text:style-name="P3">s2="a@bc"</text:p>
      <text:p text:style-name="P3">s1 is s2<text:tab/>False</text:p>
      <text:p text:style-name="P3"/>
      <text:p text:style-name="P3">s1="abc"</text:p>
      <text:p text:style-name="P3">s2=input()</text:p>
      <text:p text:style-name="P3">s1 is s2<text:tab/>False</text:p>
      <text:p text:style-name="P3"/>
      <text:p text:style-name="P3">t1=()</text:p>
      <text:p text:style-name="P3">t2=()</text:p>
      <text:p text:style-name="P3">t1 is t2<text:tab/>True</text:p>
      <text:p text:style-name="P3"/>
      <text:p text:style-name="P3">l1=[]</text:p>
      <text:p text:style-name="P3">l2=[]</text:p>
      <text:p text:style-name="P3">l1 is l2<text:tab/>False</text:p>
      <text:p text:style-name="P3"/>
      <text:p text:style-name="P3">d1={}</text:p>
      <text:p text:style-name="P3">d2={}</text:p>
      <text:p text:style-name="P3">d1 is d2<text:tab/>False</text:p>
      <text:p text:style-name="P3"/>
      <text:p text:style-name="P3">s1=set()</text:p>
      <text:p text:style-name="P3">s2=set()</text:p>
      <text:p text:style-name="P3">s1 is s2<text:tab/>False</text:p>
      <text:p text:style-name="P3"/>
      <text:p text:style-name="P5">11.<text:tab/>Walrus Operator in Python 3.8:-</text:p>
      <text:p text:style-name="P3">Walrus-operator is another name for assignment expressions. According to the official documentation, it is a way to assign to variables within an expression using the notation NAME := expr. The Assignment expressions allow a value to be assigned to a variable, even a variable that doesn’t exist yet, in the context of expression rather than as a stand-alone statement.</text:p>
      <text:p text:style-name="P3"/>
      <text:p text:style-name="P3">a = [1, 2, 3, 4] </text:p>
      <text:p text:style-name="P3">if(n := len(a)) &gt; 3: </text:p>
      <text:p text:style-name="P3"><text:tab/>print("List contains ", n ," elements")") </text:p>
      <text:p text:style-name="P3"/>
      <text:p text:style-name="P5">Operator Precedence:-</text:p>
      <text:p text:style-name="P3">( )<text:tab/><text:tab/>Parentheses <text:s/><text:tab/><text:tab/><text:tab/><text:tab/><text:tab/><text:tab/>left-to-right</text:p>
      <text:p text:style-name="P3">**<text:tab/><text:tab/>Exponent <text:tab/><text:tab/><text:tab/><text:tab/><text:tab/><text:tab/>right-to-left</text:p>
      <text:p text:style-name="P3">~<text:tab/><text:tab/>Bitwise Nor</text:p>
      <text:p text:style-name="P3">+ -<text:tab/><text:tab/>Unary +ve and -ve</text:p>
      <text:p text:style-name="P3">* <text:s/>/ // <text:s/>%<text:tab/>Multiplication/division/modulus<text:tab/><text:tab/><text:tab/>left-to-right</text:p>
      <text:p text:style-name="P10"><text:span text:style-name="T1">+ <text:s/>–<text:tab/><text:tab/>Addition/subtraction<text:tab/><text:tab/><text:tab/><text:tab/></text:span><text:span text:style-name="T3"><text:tab/></text:span><text:span text:style-name="T1">left-to-right</text:span></text:p>
      <text:p text:style-name="P10"><text:span text:style-name="T1">&lt;&lt; <text:s/>&gt;&gt;<text:tab/><text:tab/>Bitwise shift left, Bitwise shift right<text:tab/><text:tab/></text:span><text:span text:style-name="T3"><text:tab/></text:span><text:span text:style-name="T1">left-to-right</text:span></text:p>
      <text:p text:style-name="P10"><text:span text:style-name="T1">&amp;<text:tab/><text:tab/>Bitwise AND<text:tab/><text:tab/><text:tab/><text:tab/><text:tab/></text:span><text:span text:style-name="T3"><text:tab/></text:span><text:span text:style-name="T1">left-to-right</text:span></text:p>
      <text:p text:style-name="P10"><text:span text:style-name="T1">^<text:tab/><text:tab/>Bitwise exclusive OR<text:tab/><text:tab/><text:tab/><text:tab/></text:span><text:span text:style-name="T3"><text:tab/></text:span><text:span text:style-name="T1">left-to-right</text:span></text:p>
      <text:p text:style-name="P10"><text:span text:style-name="T1">|<text:tab/><text:tab/>Bitwise inclusive OR<text:tab/><text:tab/><text:tab/><text:tab/></text:span><text:span text:style-name="T3"><text:tab/></text:span><text:span text:style-name="T1">left-to-right</text:span></text:p>
      <text:p text:style-name="P3">&lt; <text:s/>&lt;= &gt; <text:s/>&gt;=<text:tab/>Relational less than/less than or equal to </text:p>
      <text:p text:style-name="P10"><text:span text:style-name="T1"><text:tab/><text:tab/>Relational greater than/greater than or equal to</text:span><text:span text:style-name="T3"><text:tab/></text:span><text:span text:style-name="T1">left-to-right</text:span></text:p>
      <text:p text:style-name="P10"><text:span text:style-name="T1">== <text:s/>!=<text:tab/><text:tab/>Relational is equal to/is not equal to<text:tab/><text:tab/></text:span><text:span text:style-name="T3"><text:tab/></text:span><text:span text:style-name="T1">left-to-right</text:span></text:p>
      <text:p text:style-name="P10"><text:soft-page-break/><text:span text:style-name="T1">is, <text:s/>is not</text:span><text:span text:style-name="T3">,</text:span><text:span text:style-name="T1"><text:tab/>Identity</text:span></text:p>
      <text:p text:style-name="P3">in, not in<text:tab/>Membership operator<text:tab/><text:tab/><text:tab/><text:tab/>left-to-right</text:p>
      <text:p text:style-name="P10"><text:span text:style-name="T1">not<text:tab/><text:tab/>Logical NOT<text:tab/><text:tab/><text:tab/><text:tab/><text:tab/></text:span><text:span text:style-name="T3"><text:tab/></text:span><text:span text:style-name="T1">right-to-left</text:span></text:p>
      <text:p text:style-name="P10"><text:span text:style-name="T1">and<text:tab/><text:tab/>Logical AND<text:tab/><text:tab/><text:tab/><text:tab/><text:tab/></text:span><text:span text:style-name="T3"><text:tab/></text:span><text:span text:style-name="T1">left-to-right</text:span></text:p>
      <text:p text:style-name="P10"><text:span text:style-name="T1">or<text:tab/><text:tab/>Logical OR<text:tab/><text:tab/><text:tab/><text:tab/><text:tab/></text:span><text:span text:style-name="T3"><text:tab/></text:span><text:span text:style-name="T1">left-to-right</text:span></text:p>
      <text:p text:style-name="P3">= </text:p>
      <text:p text:style-name="P3">+= <text:s/>-= </text:p>
      <text:p text:style-name="P3">*= <text:s/>/= </text:p>
      <text:p text:style-name="P3">%= <text:s/>&amp;= </text:p>
      <text:p text:style-name="P3">^= <text:s/>|= </text:p>
      <text:p text:style-name="P10"><text:span text:style-name="T1">&lt;&lt;= <text:s/>&gt;&gt;=<text:tab/>Assignment <text:tab/><text:tab/><text:tab/><text:tab/><text:tab/></text:span><text:span text:style-name="T3"><text:tab/></text:span><text:span text:style-name="T1">right-to-left</text:span></text:p>
      <text:p text:style-name="P3"/>
      <text:p text:style-name="P10"><text:span text:style-name="T2">5.<text:tab/>Punctators:-</text:span><text:span text:style-name="T1">Punctuators are symbols that are used in programming languages to organize sentence structures, and indicate the rhythm and emphasis of expressions, statements and program structure.</text:span></text:p>
      <text:p text:style-name="P3"><text:tab/>' " # \ () [] {} @ , : . </text:p>
      <text:p text:style-name="P3"/>
      <text:p text:style-name="P9">math module:-</text:p>
      <text:p text:style-name="P3"/>
      <text:p text:style-name="P3">import math</text:p>
      <text:p text:style-name="P3">math.pow(x,y)<text:tab/><text:tab/>#The value of x**y.</text:p>
      <text:p text:style-name="P3">math.ceil(5.4)<text:tab/><text:tab/>#The ceiling of x: the smallest integer not less than x</text:p>
      <text:p text:style-name="P3">math.floor(x)<text:tab/><text:tab/>#The floor of x: the largest integer not greater than x</text:p>
      <text:p text:style-name="P3"/>
      <text:p text:style-name="P3">math.sqrt(x)<text:tab/><text:tab/>#The square root of x for x &gt; 0</text:p>
      <text:p text:style-name="P3">math.modf(x)<text:tab/><text:tab/>#The fractional and integer parts of x in a two-item tuple. Both parts have the <text:tab/><text:tab/><text:tab/>#same sign as x. The integer part is returned as a float.</text:p>
      <text:p text:style-name="P3">math.degrees(x)<text:tab/>#Converts angle x from radians to degrees.</text:p>
      <text:p text:style-name="P3">math.radians(x)<text:tab/>#Converts angle x from degrees to radians.</text:p>
      <text:p text:style-name="P3">math.sin(x)<text:tab/><text:tab/>#Return the sine of x radians.</text:p>
      <text:p text:style-name="P3">math.cos(x)<text:tab/><text:tab/>#Return the cosine of x radians.</text:p>
      <text:p text:style-name="P3">math.tan(x)<text:tab/><text:tab/>#Return the tangent of x radians.<text:tab/><text:tab/></text:p>
      <text:p text:style-name="P3">math.log(n)</text:p>
      <text:p text:style-name="P3">math.log10(n)</text:p>
      <text:p text:style-name="P3">math.log2(n)</text:p>
      <text:p text:style-name="P3">math.fabs(-5)<text:tab/><text:tab/>#5<text:tab/>The absolute value of x.</text:p>
      <text:p text:style-name="P3"/>
      <text:p text:style-name="P3">math.exp(n)<text:tab/><text:tab/>#The exponential of x</text:p>
      <text:p text:style-name="P3">math.pi<text:tab/><text:tab/>#constant</text:p>
      <text:p text:style-name="P3">math.e<text:tab/><text:tab/><text:tab/>#constant</text:p>
      <text:p text:style-name="P3"/>
      <text:p text:style-name="P5">from math import pow</text:p>
      <text:p text:style-name="P3">pow(5,3)</text:p>
      <text:p text:style-name="P3"/>
      <text:p text:style-name="P5">built in module functions:-</text:p>
      <text:p text:style-name="P3">abs(x)<text:tab/><text:tab/>#The absolute value of x: the (positive) distance between x and zero.</text:p>
      <text:p text:style-name="P3">log(x)<text:tab/><text:tab/>#The natural logarithm of x, for x&gt; 0</text:p>
      <text:p text:style-name="P3">log10(x)<text:tab/>#The base-10 logarithm of x for x&gt; 0.</text:p>
      <text:p text:style-name="P3"><text:soft-page-break/>max(x1, x2,...)<text:tab/>#The largest of its arguments: the value closest to positive infinity</text:p>
      <text:p text:style-name="P3">min(x1, x2,...)<text:tab/>#The smallest of its arguments: the value closest to negative infinity</text:p>
      <text:p text:style-name="P3">round(x[,n])<text:tab/>#x rounded to n digits from the decimal point. Python rounds away from zero as a <text:tab/><text:tab/><text:tab/>#tie-breaker: round(0.5) is 1.0 and round(-0.5) is -1.0.</text:p>
      <text:p text:style-name="P10"><text:span text:style-name="T1">divmod()</text:span><text:span text:style-name="T3"><text:tab/></text:span><text:span text:style-name="T1">It is used to get remainder and quotient of two numbers. This function takes two </text:span><text:span text:style-name="T3"><text:tab/><text:tab/></text:span><text:span text:style-name="T1">numeric arguments</text:span><text:span text:style-name="T3"> </text:span><text:span text:style-name="T1">and returns a tuple. Both arguments are required and numeric</text:span></text:p>
      <text:p text:style-name="P10"><text:span text:style-name="T3"><text:tab/><text:tab/></text:span><text:span text:style-name="T1">divmod(15,6)<text:tab/>-&gt;<text:tab/>(2,3)</text:span></text:p>
      <text:p text:style-name="P10"><text:span text:style-name="T1">pow()<text:tab/></text:span><text:span text:style-name="T3"><text:tab/></text:span><text:span text:style-name="T1">It is used to compute the power of a number. It returns x to the power of y. If the </text:span><text:span text:style-name="T3"><text:tab/><text:tab/></text:span><text:span text:style-name="T1">third argument(z) is given, it returns x to the power of y modulus z, i.e. (x, y) % z.</text:span></text:p>
      <text:p text:style-name="P10"><text:span text:style-name="T3"><text:tab/></text:span><text:span text:style-name="T1"><text:tab/>pow(5,3)</text:span></text:p>
      <text:p text:style-name="P10"><text:span text:style-name="T1">compile(</text:span><text:span text:style-name="T3">src,filename,mode</text:span><text:span text:style-name="T1">)<text:tab/>It takes source code as input and returns a code object which can later </text:span><text:span text:style-name="T3"><text:tab/><text:tab/></text:span><text:span text:style-name="T1">be executed by exec()</text:span><text:span text:style-name="T3"> </text:span><text:span text:style-name="T1">function.</text:span></text:p>
      <text:p text:style-name="P10"><text:span text:style-name="T3"><text:tab/><text:tab/></text:span><text:span text:style-name="T1">source - a normal string, a byte string, or an AST object</text:span></text:p>
      <text:p text:style-name="P10"><text:span text:style-name="T3"><text:tab/><text:tab/></text:span><text:span text:style-name="T1">filename - file from which the code was read. If it wasn't read from a file, you can </text:span><text:span text:style-name="T3"><text:tab/><text:tab/></text:span><text:span text:style-name="T1">give a name yourself</text:span></text:p>
      <text:p text:style-name="P10"><text:span text:style-name="T3"><text:tab/><text:tab/></text:span><text:span text:style-name="T1">mode - Either exec or eval or single.</text:span></text:p>
      <text:p text:style-name="P10"><text:span text:style-name="T3"><text:tab/><text:tab/></text:span><text:span text:style-name="T1">eval - accepts only a single expression.</text:span></text:p>
      <text:p text:style-name="P10"><text:span text:style-name="T3"><text:tab/><text:tab/></text:span><text:span text:style-name="T1">exec - It can take a code block that has Python statements, class and functions, and </text:span><text:span text:style-name="T3"><text:tab/><text:tab/></text:span><text:span text:style-name="T1">so on.</text:span></text:p>
      <text:p text:style-name="P10"><text:span text:style-name="T3"><text:tab/><text:tab/></text:span><text:span text:style-name="T1">single - if it consists of a single interactive statement</text:span></text:p>
      <text:p text:style-name="P10"><text:span text:style-name="T1">exec()<text:tab/></text:span><text:span text:style-name="T3"><text:tab/></text:span><text:span text:style-name="T1">It is used for the dynamic execution of Python program which can either be a string </text:span><text:span text:style-name="T3"><text:tab/><text:tab/></text:span><text:span text:style-name="T1">or object</text:span><text:span text:style-name="T3"> </text:span><text:span text:style-name="T1">code and it accepts large blocks of code, unlike the eval() function which </text:span><text:span text:style-name="T3"><text:tab/><text:tab/></text:span><text:span text:style-name="T1">only accepts a single expression.</text:span></text:p>
      <text:p text:style-name="P10"><text:span text:style-name="T3"><text:tab/><text:tab/></text:span><text:span text:style-name="T1">codeInString = 'a = 5\nb=6\nsum=a+b\nprint("sum =",sum)'</text:span></text:p>
      <text:p text:style-name="P10"><text:span text:style-name="T3"><text:tab/><text:tab/></text:span><text:span text:style-name="T1">codeObejct = compile(codeInString, 'sumstring', 'exec')</text:span></text:p>
      <text:p text:style-name="P10"><text:span text:style-name="T3"><text:tab/><text:tab/></text:span><text:span text:style-name="T1">exec(codeObejct)</text:span></text:p>
      <text:p text:style-name="P9">random module:-</text:p>
      <text:p text:style-name="P3">import random</text:p>
      <text:p text:style-name="P10"><text:span text:style-name="T1">random.random()<text:tab/><text:tab/></text:span><text:span text:style-name="T3"><text:tab/></text:span><text:span text:style-name="T1">#A random float r, such that 0 is less than or equal to r and r </text:span><text:span text:style-name="T3"><text:tab/><text:tab/><text:tab/><text:tab/><text:tab/>#</text:span><text:span text:style-name="T1">is less than 1</text:span></text:p>
      <text:p text:style-name="P3">random.randint(10,20)</text:p>
      <text:p text:style-name="P10"><text:span text:style-name="T1">random.uniform(</text:span><text:span text:style-name="T3">2.5</text:span><text:span text:style-name="T1">, </text:span><text:span text:style-name="T3">3.7</text:span><text:span text:style-name="T1">)<text:tab/><text:tab/>#A random float r, such that x is less than or equal to r and r <text:tab/><text:tab/><text:tab/><text:tab/><text:tab/>#is less than y</text:span></text:p>
      <text:p text:style-name="P3">random.randrange(start,stop,step)<text:tab/>#A randomly selected element from range(start, stop, step)</text:p>
      <text:p text:style-name="P3">random.randrange(start,stop)</text:p>
      <text:p text:style-name="P3">random.randrange(stop)</text:p>
      <text:p text:style-name="P3">random.choice(seq)<text:tab/><text:tab/><text:tab/>#A random item from a list, tuple, or string.</text:p>
      <text:p text:style-name="P3">random.shuffle(lst)<text:tab/><text:tab/><text:tab/>#Randomizes the items of a list in place. Returns None.</text:p>
      <text:p text:style-name="P3"/>
      <text:p text:style-name="P9">statistics module:-</text:p>
      <text:p text:style-name="P3">import statistics</text:p>
      <text:p text:style-name="P3">statistics.mean([10,20,50])<text:tab/><text:tab/>#26.666666666666668<text:tab/>average</text:p>
      <text:p text:style-name="P3">statistics.median([10,20,50])<text:tab/><text:tab/>#20<text:tab/><text:tab/>middle value</text:p>
      <text:p text:style-name="P3">statistics.mode([10,20,50,50])<text:tab/>#50<text:tab/><text:tab/>most repeated value in the list</text:p>
      <text:p text:style-name="P3"><text:soft-page-break/></text:p>
      <text:p text:style-name="P9">How to take help:-</text:p>
      <text:p text:style-name="P10"><text:span text:style-name="T1">help()</text:span><text:span text:style-name="T3"> to start interactive help</text:span></text:p>
      <text:p text:style-name="P6">Type int for int class help</text:p>
      <text:p text:style-name="P6">Type math for math module help</text:p>
      <text:p text:style-name="P6">ctrl+z to exit</text:p>
      <text:p text:style-name="P3">help(print)</text:p>
      <text:p text:style-name="P3">import math</text:p>
      <text:p text:style-name="P3">import fractions</text:p>
      <text:p text:style-name="P3">help(math.pow)</text:p>
      <text:p text:style-name="P3">dir(math)</text:p>
      <text:p text:style-name="P4">dir(fractions)</text:p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hapter 3 Condition</text:p>
      <text:p text:style-name="P2"/>
      <text:p text:style-name="P2">Condition/Selection/Branching</text:p>
      <text:p text:style-name="P2"><text:s text:c="4"/>• if else</text:p>
      <text:p text:style-name="P2"><text:s text:c="4"/>• nested if else</text:p>
      <text:p text:style-name="P2"><text:s text:c="4"/>• elif</text:p>
      <text:p text:style-name="P2"><text:s text:c="4"/>• if</text:p>
      <text:p text:style-name="P2"><text:s text:c="4"/>• ternary statement</text:p>
      <text:p text:style-name="P2"/>
      <text:p text:style-name="P2">Syntax of if else:-</text:p>
      <text:p text:style-name="P2">if condition: </text:p>
      <text:p text:style-name="P2"><text:tab/>true statements</text:p>
      <text:p text:style-name="P2">else: <text:s text:c="2"/></text:p>
      <text:p text:style-name="P2"><text:tab/>false statements</text:p>
      <text:p text:style-name="P2"/>
      <text:p text:style-name="P2">Note:-Indentation is compulsory</text:p>
      <text:p text:style-name="P2">Note:-No braces in python</text:p>
      <text:p text:style-name="P2"/>
      <text:p text:style-name="P2">Example:-</text:p>
      <text:p text:style-name="P2">a=5</text:p>
      <text:p text:style-name="P2">if a&gt;2:</text:p>
      <text:p text:style-name="P2"><text:s text:c="4"/>print("Hello")</text:p>
      <text:p text:style-name="P2">else:</text:p>
      <text:p text:style-name="P2"><text:s text:c="4"/>print("Bye")<text:tab/><text:tab/><text:tab/>#Hello<text:tab/><text:tab/></text:p>
      <text:p text:style-name="P2"/>
      <text:p text:style-name="P2">Example:-</text:p>
      <text:p text:style-name="P2">a=5</text:p>
      <text:p text:style-name="P2">if a&gt;2:</text:p>
      <text:p text:style-name="P2"><text:s text:c="4"/>print("Hello")</text:p>
      <text:p text:style-name="P2">else:</text:p>
      <text:p text:style-name="P2"><text:s text:c="4"/>print("Bye")</text:p>
      <text:p text:style-name="P2"><text:s text:c="4"/>print("World")<text:tab/><text:tab/>#Hello</text:p>
      <text:p text:style-name="P2"/>
      <text:p text:style-name="P2">Example:-</text:p>
      <text:p text:style-name="P2">a=5</text:p>
      <text:p text:style-name="P2">if a&gt;2:</text:p>
      <text:p text:style-name="P2"><text:s text:c="4"/>print("Hello")</text:p>
      <text:p text:style-name="P2">else:</text:p>
      <text:p text:style-name="P2"><text:s text:c="4"/>print("Bye")<text:tab/><text:tab/><text:tab/><text:tab/></text:p>
      <text:p text:style-name="P2">print("World")<text:tab/><text:tab/><text:tab/>#Hello</text:p>
      <text:p text:style-name="P2"><text:tab/><text:tab/><text:tab/><text:tab/>#World<text:tab/></text:p>
      <text:p text:style-name="P2">Example:-</text:p>
      <text:p text:style-name="P2">a=5</text:p>
      <text:p text:style-name="P2"><text:soft-page-break/>if a&gt;2:</text:p>
      <text:p text:style-name="P2"><text:s text:c="4"/>print("Hello")</text:p>
      <text:p text:style-name="P2">print("world")</text:p>
      <text:p text:style-name="P2">else:</text:p>
      <text:p text:style-name="P2"><text:s text:c="4"/>print("Bye")<text:tab/><text:tab/><text:tab/>#invalid syntax error<text:tab/><text:tab/></text:p>
      <text:p text:style-name="P2"/>
      <text:p text:style-name="P2">Example:- </text:p>
      <text:p text:style-name="P2">a=5</text:p>
      <text:p text:style-name="P2">if a&gt;2:</text:p>
      <text:p text:style-name="P2"><text:s text:c="4"/>print("Hello")</text:p>
      <text:p text:style-name="P2"><text:s text:c="4"/>print("world")</text:p>
      <text:p text:style-name="P2">else:<text:tab/><text:tab/><text:tab/><text:tab/>#Hello</text:p>
      <text:p text:style-name="P2"><text:s text:c="4"/>print("Bye")<text:tab/><text:tab/><text:tab/>#World</text:p>
      <text:p text:style-name="P2"><text:tab/><text:tab/><text:tab/><text:tab/></text:p>
      <text:p text:style-name="P2">Note:-# 0,[],(),set(),frozenset(),{},"",None,False <text:s/>all are considered False</text:p>
      <text:p text:style-name="P2">Note:-# Non zero,[0],[10,20],(5,6),"abc",True all are considered True</text:p>
      <text:p text:style-name="P2"/>
      <text:p text:style-name="P2">Example:- <text:s text:c="3"/></text:p>
      <text:p text:style-name="P2">if 4:</text:p>
      <text:p text:style-name="P2"><text:s text:c="4"/>print("Hello")</text:p>
      <text:p text:style-name="P2">else:</text:p>
      <text:p text:style-name="P2"><text:s text:c="4"/>print("Bye")<text:tab/><text:tab/><text:tab/>#Hello</text:p>
      <text:p text:style-name="P2"/>
      <text:p text:style-name="P2">Example:- <text:s text:c="3"/></text:p>
      <text:p text:style-name="P2">if 0:</text:p>
      <text:p text:style-name="P2"><text:s text:c="4"/>print("Hello")</text:p>
      <text:p text:style-name="P2">else:</text:p>
      <text:p text:style-name="P2"><text:s text:c="4"/>print("Bye")<text:tab/><text:tab/><text:tab/>#Bye</text:p>
      <text:p text:style-name="P2"/>
      <text:p text:style-name="P2">Example:- <text:s text:c="3"/></text:p>
      <text:p text:style-name="P2">if [0]:</text:p>
      <text:p text:style-name="P2"><text:s text:c="4"/>print("Hello")</text:p>
      <text:p text:style-name="P2">else:</text:p>
      <text:p text:style-name="P2"><text:s text:c="4"/>print("Bye")<text:tab/><text:tab/><text:tab/>#Hello</text:p>
      <text:p text:style-name="P2"/>
      <text:p text:style-name="P2">Example:- <text:s text:c="3"/></text:p>
      <text:p text:style-name="P2">a=5</text:p>
      <text:p text:style-name="P2">if []:<text:tab/><text:tab/><text:tab/></text:p>
      <text:p text:style-name="P2"><text:s text:c="4"/>print("Hello")</text:p>
      <text:p text:style-name="P2">else:</text:p>
      <text:p text:style-name="P2"><text:s text:c="4"/>print("Bye")<text:tab/><text:tab/><text:tab/>#Bye</text:p>
      <text:p text:style-name="P2"/>
      <text:p text:style-name="P2">Example:- <text:s text:c="3"/></text:p>
      <text:p text:style-name="P2">a=5</text:p>
      <text:p text:style-name="P2">if True:</text:p>
      <text:p text:style-name="P2"><text:soft-page-break/><text:s text:c="4"/>print("Hello")</text:p>
      <text:p text:style-name="P2">else:</text:p>
      <text:p text:style-name="P2"><text:s text:c="4"/>print("Bye")<text:tab/><text:tab/><text:tab/>#Hello</text:p>
      <text:p text:style-name="P2"/>
      <text:p text:style-name="P2">Example:- <text:s text:c="3"/></text:p>
      <text:p text:style-name="P2">a=5</text:p>
      <text:p text:style-name="P2">if None:</text:p>
      <text:p text:style-name="P2"><text:s text:c="4"/>print("Hello")</text:p>
      <text:p text:style-name="P2">else:</text:p>
      <text:p text:style-name="P2"><text:s text:c="4"/>print("Bye")<text:tab/><text:tab/><text:tab/>#Bye</text:p>
      <text:p text:style-name="P2"/>
      <text:p text:style-name="P2">Example:-</text:p>
      <text:p text:style-name="P2">a=5</text:p>
      <text:p text:style-name="P2">if a=5:<text:tab/><text:tab/><text:tab/><text:tab/><text:tab/></text:p>
      <text:p text:style-name="P2"><text:s text:c="4"/>print("Hello")</text:p>
      <text:p text:style-name="P2">else:</text:p>
      <text:p text:style-name="P2"><text:s text:c="4"/>print("Bye")<text:tab/><text:tab/><text:tab/>#Error operator should be ==(equality) but found =(assign)</text:p>
      <text:p text:style-name="P2"/>
      <text:p text:style-name="P2">Example:- <text:s text:c="3"/></text:p>
      <text:p text:style-name="P2">a=5</text:p>
      <text:p text:style-name="P2">if a:=3:<text:tab/><text:tab/><text:tab/><text:tab/>#walrus operator(python 3.8)</text:p>
      <text:p text:style-name="P2"><text:s text:c="4"/>print("Hello")</text:p>
      <text:p text:style-name="P2">else:</text:p>
      <text:p text:style-name="P2"><text:s text:c="4"/>print("Bye")<text:tab/><text:tab/><text:tab/>#Hello</text:p>
      <text:p text:style-name="P2">print(a)<text:tab/><text:tab/><text:tab/>#3</text:p>
      <text:p text:style-name="P2"/>
      <text:p text:style-name="P2">pass keyword:-</text:p>
      <text:p text:style-name="P2">a=5</text:p>
      <text:p text:style-name="P2">if a==5:<text:tab/><text:tab/><text:tab/>#No output<text:tab/><text:tab/><text:tab/><text:tab/><text:tab/></text:p>
      <text:p text:style-name="P2"><text:s text:c="4"/>pass<text:tab/><text:tab/><text:tab/><text:tab/>#pass is a keyword in python means nothing</text:p>
      <text:p text:style-name="P2">else:</text:p>
      <text:p text:style-name="P2"><text:s text:c="4"/>print("Bye")<text:tab/><text:tab/></text:p>
      <text:p text:style-name="P2"/>
      <text:p text:style-name="P2">Q. WAP to check whether a given number is even or odd.</text:p>
      <text:p text:style-name="P2">n=int(input())</text:p>
      <text:p text:style-name="P2">if n%2==0:</text:p>
      <text:p text:style-name="P2"><text:tab/>print("Even")</text:p>
      <text:p text:style-name="P2">else:</text:p>
      <text:p text:style-name="P2"><text:tab/>print("Odd")</text:p>
      <text:p text:style-name="P2"/>
      <text:p text:style-name="P2">n=int(input())</text:p>
      <text:p text:style-name="P2">if n%2==0:print("Even")</text:p>
      <text:p text:style-name="P2">else:print("Odd")</text:p>
      <text:p text:style-name="P2"/>
      <text:p text:style-name="P2"><text:soft-page-break/>n=int(input())</text:p>
      <text:p text:style-name="P2">if n%2==0: </text:p>
      <text:p text:style-name="P2"><text:tab/>print("Even")</text:p>
      <text:p text:style-name="P2"><text:tab/>print("Number")</text:p>
      <text:p text:style-name="P2">else:</text:p>
      <text:p text:style-name="P2"><text:tab/>print("Odd")</text:p>
      <text:p text:style-name="P2"/>
      <text:p text:style-name="P2">n=int(input())<text:tab/><text:tab/><text:tab/><text:tab/><text:tab/>#invalid</text:p>
      <text:p text:style-name="P2">if n%2==0:print("Even")</text:p>
      <text:p text:style-name="P2"><text:tab/>print("Number")</text:p>
      <text:p text:style-name="P2">else:print("Odd")</text:p>
      <text:p text:style-name="P2"/>
      <text:p text:style-name="P2">n=int(input())<text:tab/><text:tab/><text:tab/><text:tab/><text:tab/>#valid</text:p>
      <text:p text:style-name="P2">if n%2==0:print("Even");print("Number")</text:p>
      <text:p text:style-name="P2">else:print("Odd")</text:p>
      <text:p text:style-name="P2"/>
      <text:p text:style-name="P2">Q. WAP to find max of 2 numbers.</text:p>
      <text:p text:style-name="P2">Q. WAP to convert a lowercase character into uppercase charcter.</text:p>
      <text:p text:style-name="P2"><text:tab/>ch='A'</text:p>
      <text:p text:style-name="P2"><text:tab/>if ord(ch)&gt;=97 and ord(ch)&lt;=122:</text:p>
      <text:p text:style-name="P2"><text:tab/> <text:s text:c="3"/>ch=chr(ord(ch)-32)</text:p>
      <text:p text:style-name="P2"><text:tab/>print(ch)</text:p>
      <text:p text:style-name="P2">Q. WAP to check whether a given character is vowel or consonant.</text:p>
      <text:p text:style-name="P2"><text:tab/>ch=input()</text:p>
      <text:p text:style-name="P2"><text:tab/>if ch in "aeiouAEIOU":</text:p>
      <text:p text:style-name="P2"><text:tab/><text:tab/>print("VOWEL")</text:p>
      <text:p text:style-name="P2"><text:tab/>else</text:p>
      <text:p text:style-name="P2"><text:tab/><text:tab/>print("CONSONANT")</text:p>
      <text:p text:style-name="P2"/>
      <text:p text:style-name="P2">Syntax of nested if else:-(if within if)</text:p>
      <text:p text:style-name="P2">if condition1: <text:s/></text:p>
      <text:p text:style-name="P2"><text:tab/>if condition2: <text:s/></text:p>
      <text:p text:style-name="P2"><text:s text:c="4"/><text:tab/><text:tab/>true statements <text:s text:c="2"/></text:p>
      <text:p text:style-name="P2"><text:tab/>else: <text:s text:c="2"/></text:p>
      <text:p text:style-name="P2"><text:tab/> <text:s text:c="3"/><text:tab/>false statements</text:p>
      <text:p text:style-name="P2">else: <text:s text:c="2"/></text:p>
      <text:p text:style-name="P2"><text:tab/>if condition2: <text:s/></text:p>
      <text:p text:style-name="P2"><text:s text:c="4"/><text:tab/><text:tab/>true statements <text:s text:c="2"/></text:p>
      <text:p text:style-name="P2"><text:tab/>else: <text:s text:c="2"/></text:p>
      <text:p text:style-name="P2"><text:s text:c="4"/><text:tab/><text:tab/>false statements</text:p>
      <text:p text:style-name="P2"/>
      <text:p text:style-name="P2">Q. WAP to find max of 3 numbers.</text:p>
      <text:p text:style-name="P2">Q. WAP to find max of 4 numbers.</text:p>
      <text:p text:style-name="P2">Q. WAP to find second max of 3 numbers.</text:p>
      <text:p text:style-name="P2">Q. WAP to check whether a given number is leap or not.</text:p>
      <text:p text:style-name="P2"><text:soft-page-break/>Q. WAP to check whether a given number is leap or not using logical operator.</text:p>
      <text:p text:style-name="P2">Q. WAP to find the grade of a student if percentage is given.</text:p>
      <text:p text:style-name="P2"/>
      <text:p text:style-name="P2">Syntax of elif:-(elif ladder)</text:p>
      <text:p text:style-name="P2">if condition1: <text:s text:c="2"/></text:p>
      <text:p text:style-name="P2"><text:s text:c="4"/>block of statements <text:s text:c="2"/></text:p>
      <text:p text:style-name="P2">elif condition2: <text:s text:c="2"/></text:p>
      <text:p text:style-name="P2"><text:s text:c="4"/>block of statements <text:s text:c="2"/></text:p>
      <text:p text:style-name="P2">elif condition3: <text:s text:c="2"/></text:p>
      <text:p text:style-name="P2"><text:s text:c="4"/>block of statements <text:s text:c="2"/></text:p>
      <text:p text:style-name="P2">else: <text:s text:c="2"/></text:p>
      <text:p text:style-name="P2"><text:s text:c="4"/>block of statements </text:p>
      <text:p text:style-name="P2"/>
      <text:p text:style-name="P2">Q. WAP to find the grade of a student if percentage is given.</text:p>
      <text:p text:style-name="P2">Q. WAP to find profit or loss if cost price and selling price is given.</text:p>
      <text:p text:style-name="P2">Q. WAP to check whether a given character is lowercase or uppercase or digit or space or symbol.</text:p>
      <text:p text:style-name="P2">Q. WAP to input age and gender and calculate the pension.</text:p>
      <text:p text:style-name="P2">Q. WAP to print day name from weekday number using elif</text:p>
      <text:p text:style-name="P2">Q. WAP to print day name from weekday number using list</text:p>
      <text:p text:style-name="P2"><text:tab/>l["Sun","Mon",.........]</text:p>
      <text:p text:style-name="P2"><text:tab/>if n&gt;=1 and n&lt;=7:</text:p>
      <text:p text:style-name="P2"><text:tab/><text:tab/>print(l[n-1])</text:p>
      <text:p text:style-name="P2"><text:tab/>else:</text:p>
      <text:p text:style-name="P2"><text:tab/><text:tab/>print("invalid")</text:p>
      <text:p text:style-name="P2"/>
      <text:p text:style-name="P2">Q. WAP to print day name from weekday number using dict</text:p>
      <text:p text:style-name="P2"/>
      <text:p text:style-name="P2">if n in dic:</text:p>
      <text:p text:style-name="P2"><text:tab/>print(dic[n])</text:p>
      <text:p text:style-name="P2">else:</text:p>
      <text:p text:style-name="P2"><text:tab/>print("invalid")</text:p>
      <text:p text:style-name="P2"/>
      <text:p text:style-name="P2">Q. WAP to print number of days if month number is given using elif</text:p>
      <text:p text:style-name="P2">Q. WAP to print number of days if month number is given using list</text:p>
      <text:p text:style-name="P2"><text:tab/>n=int(input("Enter month number"))</text:p>
      <text:p text:style-name="P2"><text:tab/>if n in [1,3,5,7,8,10,12]:</text:p>
      <text:p text:style-name="P2"><text:tab/><text:tab/>print("31 days")</text:p>
      <text:p text:style-name="P2"><text:tab/>elif n in [4,6,9,11]:</text:p>
      <text:p text:style-name="P2"><text:tab/><text:tab/>print("30 days")</text:p>
      <text:p text:style-name="P2"><text:tab/>elif n==2:</text:p>
      <text:p text:style-name="P2"><text:tab/><text:tab/>print("28 or 29 days")</text:p>
      <text:p text:style-name="P2"><text:tab/>else:</text:p>
      <text:p text:style-name="P2"><text:tab/><text:tab/>print("invalid")</text:p>
      <text:p text:style-name="P2"/>
      <text:p text:style-name="P2"><text:soft-page-break/>Syntax of ternary statement:-</text:p>
      <text:p text:style-name="P2"><text:tab/>truestatement if condition else falsestatement </text:p>
      <text:p text:style-name="P2"/>
      <text:p text:style-name="P2">Q. WAP to find max of 2 numbers.</text:p>
      <text:p text:style-name="P2">Q. WAP to find max of 3 numbers.</text:p>
      <text:p text:style-name="P2">Q. WAP to find max of 4 numbers.</text:p>
      <text:p text:style-name="P2">Q. WAP to find the grade if percent is given.</text:p>
      <text:p text:style-name="P2"><text:tab/>per=5</text:p>
      <text:p text:style-name="P2"><text:tab/>grade="A" if per&gt;=90 else "B" if per&gt;=70 else "C" if per&gt;=50 else "F"</text:p>
      <text:p text:style-name="P2"><text:tab/>print(grade)</text:p>
      <text:p text:style-name="P2"><text:tab/></text:p>
      <text:p text:style-name="P2"><text:tab/>y=2005</text:p>
      <text:p text:style-name="P2"><text:tab/>print("ly" if y%400==0 else "ly" if y%100!=0 and y%4==0 else "Nly")</text:p>
      <text:p text:style-name="P2"/>
      <text:p text:style-name="P2">Syntax of if statement:-</text:p>
      <text:p text:style-name="P2"><text:tab/>if expression: <text:s/></text:p>
      <text:p text:style-name="P2"><text:tab/><text:tab/>statement <text:s/></text:p>
      <text:p text:style-name="P2"/>
      <text:p text:style-name="P2">Q. WAP to find max of 4 numb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08:38:28.542358506</meta:creation-date>
    <dc:date>2021-04-09T18:05:52.829921254</dc:date>
    <meta:editing-duration>PT11M4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9" meta:paragraph-count="1062" meta:word-count="5063" meta:character-count="32773" meta:non-whitespace-character-count="26853"/>
  </office:meta>
</office:document-meta>
</file>